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66.45pt"/>
    </style:style>
    <style:style style:name="co3" style:family="table-column">
      <style:table-column-properties fo:break-before="auto" style:column-width="558.34pt"/>
    </style:style>
    <style:style style:name="co4" style:family="table-column">
      <style:table-column-properties fo:break-before="auto" style:column-width="568.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cc_c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edited_description</text:p>
          </table:table-cell>
          <table:table-cell office:value-type="string" calcext:value-type="string">
            <text:p>combined_description</text:p>
          </table:table-cell>
          <table:table-cell office:value-type="string" calcext:value-type="string">
            <text:p>usda_description</text:p>
          </table:table-cell>
          <table:table-cell office:value-type="string" calcext:value-type="string">
            <text:p>irs_description</text:p>
          </table:table-cell>
          <table:table-cell office:value-type="string" calcext:value-type="string">
            <text:p>irs_report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Veterinary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Wine Producers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Champagne Producers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string" calcext:value-type="string">
            <text:p>Agricultural Co-operatives</text:p>
          </table:table-cell>
          <table:table-cell office:value-type="string" calcext:value-type="string">
            <text:p>Agricultural Cooperat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Horticultural Services, Landscaping Services</text:p>
          </table:table-cell>
          <table:table-cell office:value-type="string" calcext:value-type="string">
            <text:p>Horticultural Services</text:p>
          </table:table-cell>
          <table:table-cell office:value-type="string" calcext:value-type="string">
            <text:p>Landsca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string" calcext:value-type="string">
            <text:p>General Contractors-Residential and Commercial</text:p>
          </table:table-cell>
          <table:table-cell office:value-type="string" calcext:value-type="string">
            <text:p>Gener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Air Conditioning Contractors â€“ Sales and Installation, Heating Contractors â€“ Sales, Service, Installation</text:p>
          </table:table-cell>
          <table:table-cell office:value-type="string" calcext:value-type="string">
            <text:p>Air Conditioning Contractors â€“ Sales and Installation</text:p>
          </table:table-cell>
          <table:table-cell office:value-type="string" calcext:value-type="string">
            <text:p>Heating, Plumbing, A/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 office:value-type="string" calcext:value-type="string">
            <text:p>Electric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Insulation â€“ Contractors, Masonry, Stonework Contractors, Plastering Contractors, Stonework and Masonry Contractors, Tile Settings Contractors</text:p>
          </table:table-cell>
          <table:table-cell office:value-type="string" calcext:value-type="string">
            <text:p>Insulation â€“ Contractors</text:p>
          </table:table-cell>
          <table:table-cell office:value-type="string" calcext:value-type="string">
            <text:p>Masonry, Stonework, and Plas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Carpentry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Roofing â€“ Contractors, Sheet Metal Work â€“ Contractors, Siding â€“ Contractors</text:p>
          </table:table-cell>
          <table:table-cell office:value-type="string" calcext:value-type="string">
            <text:p>Roofing - Contractors</text:p>
          </table:table-cell>
          <table:table-cell office:value-type="string" calcext:value-type="string">
            <text:p>Roofing/Siding, Sheet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 office:value-type="string" calcext:value-type="string">
            <text:p>Contractors â€“ Concrete Work</text:p>
          </table:table-cell>
          <table:table-cell office:value-type="string" calcext:value-type="string">
            <text:p>Concrete Work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" office:value-type="string" calcext:value-type="string">
            <text:p>Contractors â€“ Special Trade, Not Elsewhere Classified</text:p>
          </table:table-cell>
          <table:table-cell office:value-type="string" calcext:value-type="string">
            <text:p>Special Trade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 office:value-type="string" calcext:value-type="string">
            <text:p>Miscellaneous Publishing and Prin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" office:value-type="string" calcext:value-type="string">
            <text:p>Typesetting, Plate Making, &amp; Related Services</text:p>
          </table:table-cell>
          <table:table-cell office:value-type="string" calcext:value-type="string">
            <text:p>Typesetting, Plate Making, and Related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 office:value-type="string" calcext:value-type="string">
            <text:p>Specialty Cleaning, Polishing, and Sanitation Preparations</text:p>
          </table:table-cell>
          <table:table-cell office:value-type="string" calcext:value-type="string">
            <text:p>Specialt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UNITE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 office:value-type="string" calcext:value-type="string">
            <text:p>AMERIC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 office:value-type="string" calcext:value-type="string">
            <text:p>PAN AMERIC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EUROFLY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 office:value-type="string" calcext:value-type="string">
            <text:p>DRAGO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3" office:value-type="string" calcext:value-type="string">
            <text:p>BRITISH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 office:value-type="string" calcext:value-type="string">
            <text:p>JAP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3" office:value-type="string" calcext:value-type="string">
            <text:p>AIR FRAN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 office:value-type="string" calcext:value-type="string">
            <text:p>LUFTHA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3" office:value-type="string" calcext:value-type="string">
            <text:p>AIR CANAD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 office:value-type="string" calcext:value-type="string">
            <text:p>KLM (ROYAL DUTCH AIRLINE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 office:value-type="string" calcext:value-type="string">
            <text:p>AEORFLO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 office:value-type="string" calcext:value-type="string">
            <text:p>QUANT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 office:value-type="string" calcext:value-type="string">
            <text:p>ALITAL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 office:value-type="string" calcext:value-type="string">
            <text:p>SAUDIA ARAB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3" office:value-type="string" calcext:value-type="string">
            <text:p>SWISS INTERNATIONA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 office:value-type="string" calcext:value-type="string">
            <text:p>SCANDINAVIAN AIRLINE SYSTEM (SA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3" office:value-type="string" calcext:value-type="string">
            <text:p>SOUTH AFRIC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 office:value-type="string" calcext:value-type="string">
            <text:p>VARIG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GERMANWING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 office:value-type="string" calcext:value-type="string">
            <text:p>AIR-IND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 office:value-type="string" calcext:value-type="string">
            <text:p>AIR ALGERI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 office:value-type="string" calcext:value-type="string">
            <text:p>PHILIPPIN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" office:value-type="string" calcext:value-type="string">
            <text:p>MEX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 office:value-type="string" calcext:value-type="string">
            <text:p>PAKISTAN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string" calcext:value-type="string">
            <text:p>AIR NEW ZEA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EMIRATES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3" office:value-type="string" calcext:value-type="string">
            <text:p>UNION DE TRANSPORTS AERIENS (UTA/INTERAIR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 office:value-type="string" calcext:value-type="string">
            <text:p>AIR MA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3" office:value-type="string" calcext:value-type="string">
            <text:p>SN BRUSSEL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 office:value-type="string" calcext:value-type="string">
            <text:p>AEROLINEAS ARGENTIN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3" office:value-type="string" calcext:value-type="string">
            <text:p>OLYMPIC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 office:value-type="string" calcext:value-type="string">
            <text:p>EL 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3" office:value-type="string" calcext:value-type="string">
            <text:p>ANSET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 office:value-type="string" calcext:value-type="string">
            <text:p>ETHIA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3" office:value-type="string" calcext:value-type="string">
            <text:p>TAP (PORTUGA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 office:value-type="string" calcext:value-type="string">
            <text:p>VASP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 office:value-type="string" calcext:value-type="string">
            <text:p>EGYP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 office:value-type="string" calcext:value-type="string">
            <text:p>KUWAI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3" office:value-type="string" calcext:value-type="string">
            <text:p>AVIAN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 office:value-type="string" calcext:value-type="string">
            <text:p>GULF AIR (BAHR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" office:value-type="string" calcext:value-type="string">
            <text:p>BALKAN-BULGA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 office:value-type="string" calcext:value-type="string">
            <text:p>FIN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3" office:value-type="string" calcext:value-type="string">
            <text:p>AER LING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 office:value-type="string" calcext:value-type="string">
            <text:p>AIR LANK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3" office:value-type="string" calcext:value-type="string">
            <text:p>NIGER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 office:value-type="string" calcext:value-type="string">
            <text:p>CRUZEIRO DO SUL (BRAZIJ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3" office:value-type="string" calcext:value-type="string">
            <text:p>THY (TURKE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 office:value-type="string" calcext:value-type="string">
            <text:p>ROYAL AIR MARO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 office:value-type="string" calcext:value-type="string">
            <text:p>TUNI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string" calcext:value-type="string">
            <text:p>ICELAN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3" office:value-type="string" calcext:value-type="string">
            <text:p>AUST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 office:value-type="string" calcext:value-type="string">
            <text:p>L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3" office:value-type="string" calcext:value-type="string">
            <text:p>AVIACO (SP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 office:value-type="string" calcext:value-type="string">
            <text:p>LADECO (CHILE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3" office:value-type="string" calcext:value-type="string">
            <text:p>LAB (BOLIV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 office:value-type="string" calcext:value-type="string">
            <text:p>JET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3" office:value-type="string" calcext:value-type="string">
            <text:p>VIRGIN AMER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 office:value-type="string" calcext:value-type="string">
            <text:p>DE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DBA AIRLINE</text:p>
          </table:table-cell>
          <table:table-cell office:value-type="string" calcext:value-type="string">
            <text:p>DBAAIRLINE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 office:value-type="string" calcext:value-type="string">
            <text:p>NOR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 office:value-type="string" calcext:value-type="string">
            <text:p>CONTINENT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 office:value-type="string" calcext:value-type="string">
            <text:p>HAPAG-LLOYD EXPRES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3" office:value-type="string" calcext:value-type="string">
            <text:p>U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string" calcext:value-type="string">
            <text:p>ADRIA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3" office:value-type="string" calcext:value-type="string">
            <text:p>AIRIN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 office:value-type="string" calcext:value-type="string">
            <text:p>SOU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string" calcext:value-type="string">
            <text:p>VANGUARD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string" calcext:value-type="string">
            <text:p>AIR ASTANA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3" office:value-type="string" calcext:value-type="string">
            <text:p>SUN COUNTR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3" office:value-type="string" calcext:value-type="string">
            <text:p>AIR BRITISH COLUB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string" calcext:value-type="string">
            <text:p>CEBU PACIFIC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string" calcext:value-type="string">
            <text:p>SINGAPOR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 office:value-type="string" calcext:value-type="string">
            <text:p>AEROMEXIC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3" office:value-type="string" calcext:value-type="string">
            <text:p>THAI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 office:value-type="string" calcext:value-type="string">
            <text:p>CHIN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 office:value-type="string" calcext:value-type="string">
            <text:p>JETSTAR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3" office:value-type="string" calcext:value-type="string">
            <text:p>NOR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 office:value-type="string" calcext:value-type="string">
            <text:p>KOR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" office:value-type="string" calcext:value-type="string">
            <text:p>AIR AFRIGU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 office:value-type="string" calcext:value-type="string">
            <text:p>EV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 office:value-type="string" calcext:value-type="string">
            <text:p>MIDWEST EXPRESS AIRLINES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string" calcext:value-type="string">
            <text:p>CARNIVAL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3" office:value-type="string" calcext:value-type="string">
            <text:p>METRO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 office:value-type="string" calcext:value-type="string">
            <text:p>CROATI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 office:value-type="string" calcext:value-type="string">
            <text:p>TRANSAER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string" calcext:value-type="string">
            <text:p>UNI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 office:value-type="string" calcext:value-type="string">
            <text:p>ZAMB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 office:value-type="string" calcext:value-type="string">
            <text:p>AIR ZIMBABW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 office:value-type="string" calcext:value-type="string">
            <text:p>SPAN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string" calcext:value-type="string">
            <text:p>ASIANA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3" office:value-type="string" calcext:value-type="string">
            <text:p>CATHAY PACIF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 office:value-type="string" calcext:value-type="string">
            <text:p>MALAYSIAN AIRLINE SYSTE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 office:value-type="string" calcext:value-type="string">
            <text:p>IBER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3" office:value-type="string" calcext:value-type="string">
            <text:p>GARUDA (INDONES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 office:value-type="string" calcext:value-type="string">
            <text:p>BRAATHENS S.A.F.E. (NORW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 office:value-type="string" calcext:value-type="string">
            <text:p>WING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3" office:value-type="string" calcext:value-type="string">
            <text:p>BRITISH MID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 office:value-type="string" calcext:value-type="string">
            <text:p>WINDWARD IS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string" calcext:value-type="string">
            <text:p>TOWER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3" office:value-type="string" calcext:value-type="string">
            <text:p>VIA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 office:value-type="string" calcext:value-type="string">
            <text:p>VALLE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string" calcext:value-type="string">
            <text:p>T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 office:value-type="string" calcext:value-type="string">
            <text:p>TAL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3" office:value-type="string" calcext:value-type="string">
            <text:p>TACA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3" office:value-type="string" calcext:value-type="string">
            <text:p>SURINAM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 office:value-type="string" calcext:value-type="string">
            <text:p>SUN WORLD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string" calcext:value-type="string">
            <text:p>VLM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 office:value-type="string" calcext:value-type="string">
            <text:p>FRONTIER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 office:value-type="string" calcext:value-type="string">
            <text:p>SUNBEL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3" office:value-type="string" calcext:value-type="string">
            <text:p>SUD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string" calcext:value-type="string">
            <text:p>QATAR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" office:value-type="string" calcext:value-type="string">
            <text:p>SINGLET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 office:value-type="string" calcext:value-type="string">
            <text:p>SIMMON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3" office:value-type="string" calcext:value-type="string">
            <text:p>SCENIC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 office:value-type="string" calcext:value-type="string">
            <text:p>VIRGIN ATLANT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 office:value-type="string" calcext:value-type="string">
            <text:p>SAN JU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 office:value-type="string" calcext:value-type="string">
            <text:p>LUX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string" calcext:value-type="string">
            <text:p>AIR LITTORAL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3" office:value-type="string" calcext:value-type="string">
            <text:p>AIR Z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 office:value-type="string" calcext:value-type="string">
            <text:p>PRINCEVIL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string" calcext:value-type="string">
            <text:p>GO FLY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3" office:value-type="string" calcext:value-type="string">
            <text:p>PB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3" office:value-type="string" calcext:value-type="string">
            <text:p>ALL NIPPO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 office:value-type="string" calcext:value-type="string">
            <text:p>NORON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3" office:value-type="string" calcext:value-type="string">
            <text:p>NEW YORK HELICOP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 office:value-type="string" calcext:value-type="string">
            <text:p>MOUNT COOK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3" office:value-type="string" calcext:value-type="string">
            <text:p>CANADIAN AIRLINES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 office:value-type="string" calcext:value-type="string">
            <text:p>NATIO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string" calcext:value-type="string">
            <text:p>JETBLUE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string" calcext:value-type="string">
            <text:p>MIDDLE EAST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 office:value-type="string" calcext:value-type="string">
            <text:p>METROFLIGH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string" calcext:value-type="string">
            <text:p>AIRTRAN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 office:value-type="string" calcext:value-type="string">
            <text:p>MESA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string" calcext:value-type="string">
            <text:p>WESTJET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 office:value-type="string" calcext:value-type="string">
            <text:p>MALEV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 office:value-type="string" calcext:value-type="string">
            <text:p>LOT (POLAND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string" calcext:value-type="string">
            <text:p>OMAN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 office:value-type="string" calcext:value-type="string">
            <text:p>LIA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3" office:value-type="string" calcext:value-type="string">
            <text:p>LAV (VENEZUE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 office:value-type="string" calcext:value-type="string">
            <text:p>LAP (PARAGU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" office:value-type="string" calcext:value-type="string">
            <text:p>LACSA (COSTA RIC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string" calcext:value-type="string">
            <text:p>VIRGIN EXPRES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 office:value-type="string" calcext:value-type="string">
            <text:p>JUGOSLAV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" office:value-type="string" calcext:value-type="string">
            <text:p>IS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 office:value-type="string" calcext:value-type="string">
            <text:p>IR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 office:value-type="string" calcext:value-type="string">
            <text:p>IND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 office:value-type="string" calcext:value-type="string">
            <text:p>HAWAII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3" office:value-type="string" calcext:value-type="string">
            <text:p>HAVASU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string" calcext:value-type="string">
            <text:p>GUYAN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" office:value-type="string" calcext:value-type="string">
            <text:p>GOLDEN PACIFIC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 office:value-type="string" calcext:value-type="string">
            <text:p>FREEDOM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string" calcext:value-type="string">
            <text:p>CHINA EASTERN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string" calcext:value-type="string">
            <text:p>NORWEGIAN AIR SHUTTLE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 office:value-type="string" calcext:value-type="string">
            <text:p>DOMIN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MALMO AVIATION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3" office:value-type="string" calcext:value-type="string">
            <text:p>DAN AIR SERVIC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 office:value-type="string" calcext:value-type="string">
            <text:p>CUMBER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 office:value-type="string" calcext:value-type="string">
            <text:p>C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 office:value-type="string" calcext:value-type="string">
            <text:p>CROW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3" office:value-type="string" calcext:value-type="string">
            <text:p>COP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 office:value-type="string" calcext:value-type="string">
            <text:p>COMPANIA FAUCET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" office:value-type="string" calcext:value-type="string">
            <text:p>TRANSPORTES AEROS MILITARES ECCUATORAN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 office:value-type="string" calcext:value-type="string">
            <text:p>COMMAND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3" office:value-type="string" calcext:value-type="string">
            <text:p>COM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string" calcext:value-type="string">
            <text:p>SKY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 office:value-type="string" calcext:value-type="string">
            <text:p>CAYM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 office:value-type="string" calcext:value-type="string">
            <text:p>SAETA SOCIAEDAD ECUATORIANOS DE TRANSPORTES AERE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3" office:value-type="string" calcext:value-type="string">
            <text:p>SASHA SERVICIO AERO DE HONDUR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 office:value-type="string" calcext:value-type="string">
            <text:p>CAPITO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 office:value-type="string" calcext:value-type="string">
            <text:p>CARIBB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3" office:value-type="string" calcext:value-type="string">
            <text:p>BROKWAY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string" calcext:value-type="string">
            <text:p>AIR ARABIA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 office:value-type="string" calcext:value-type="string">
            <text:p>BEMIDJI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3" office:value-type="string" calcext:value-type="string">
            <text:p>BAR HARBOR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 office:value-type="string" calcext:value-type="string">
            <text:p>BAHAMA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 office:value-type="string" calcext:value-type="string">
            <text:p>AVIATECA (GUATEMA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 office:value-type="string" calcext:value-type="string">
            <text:p>AVE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3" office:value-type="string" calcext:value-type="string">
            <text:p>AUSTRIAN AIR SERVI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string" calcext:value-type="string">
            <text:p>EASYJET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string" calcext:value-type="string">
            <text:p>RYAN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string" calcext:value-type="string">
            <text:p>GOL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TAM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" office:value-type="string" calcext:value-type="string">
            <text:p>ALOH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 office:value-type="string" calcext:value-type="string">
            <text:p>AL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 office:value-type="string" calcext:value-type="string">
            <text:p>AMERICA 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 office:value-type="string" calcext:value-type="string">
            <text:p>US AIR SHUTT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 office:value-type="string" calcext:value-type="string">
            <text:p>ALASK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 office:value-type="string" calcext:value-type="string">
            <text:p>AMERICAN TRAN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string" calcext:value-type="string">
            <text:p>SPIRIT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3" office:value-type="string" calcext:value-type="string">
            <text:p>AIR CHI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 office:value-type="string" calcext:value-type="string">
            <text:p>RENO AIR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string" calcext:value-type="string">
            <text:p>AIR SERVICIO CARABOBO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 office:value-type="string" calcext:value-type="string">
            <text:p>AIR SEYCHELL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3" office:value-type="string" calcext:value-type="string">
            <text:p>AIR PANAM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 office:value-type="string" calcext:value-type="string">
            <text:p>AIR JAMA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 office:value-type="string" calcext:value-type="string">
            <text:p>AIR DJIBOUTI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 office:value-type="string" calcext:value-type="string">
            <text:p>AERO VIRGIN ISLAND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3" office:value-type="string" calcext:value-type="string">
            <text:p>AERO PERU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 office:value-type="string" calcext:value-type="string">
            <text:p>AEROLINEAS NICARAGUENSI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3" office:value-type="string" calcext:value-type="string">
            <text:p>AERO COACH AVAIATI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3" office:value-type="string" calcext:value-type="string">
            <text:p>ARIANA AFGH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 office:value-type="string" calcext:value-type="string">
            <text:p>CYPRU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3" office:value-type="string" calcext:value-type="string">
            <text:p>ECUATORI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 office:value-type="string" calcext:value-type="string">
            <text:p>ETHIOP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3" office:value-type="string" calcext:value-type="string">
            <text:p>KENY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string" calcext:value-type="string">
            <text:p>AIR BERLIN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string" calcext:value-type="string">
            <text:p>TAROM ROMANIAN AIR TRANSPORT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 office:value-type="string" calcext:value-type="string">
            <text:p>AIR MAURITI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" office:value-type="string" calcext:value-type="string">
            <text:p>WIDEROâ€™S FLYVESELSKAP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3" office:value-type="string" calcext:value-type="string">
            <text:p>AFFILIATED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 office:value-type="string" calcext:value-type="string">
            <text:p>AMERICAN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3" office:value-type="string" calcext:value-type="string">
            <text:p>BROOK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 office:value-type="string" calcext:value-type="string">
            <text:p>ACTION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 office:value-type="string" calcext:value-type="string">
            <text:p>SIXT 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3" office:value-type="string" calcext:value-type="string">
            <text:p>HERTZ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" office:value-type="string" calcext:value-type="string">
            <text:p>PAYLESS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 office:value-type="string" calcext:value-type="string">
            <text:p>SNAPPY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 office:value-type="string" calcext:value-type="string">
            <text:p>AIRWAY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 office:value-type="string" calcext:value-type="string">
            <text:p>ALTRA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 office:value-type="string" calcext:value-type="string">
            <text:p>AGENC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 office:value-type="string" calcext:value-type="string">
            <text:p>BUDGE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 office:value-type="string" calcext:value-type="string">
            <text:p>HOLIDA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 office:value-type="string" calcext:value-type="string">
            <text:p>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3" office:value-type="string" calcext:value-type="string">
            <text:p>ACC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 office:value-type="string" calcext:value-type="string">
            <text:p>AJAX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3" office:value-type="string" calcext:value-type="string">
            <text:p>TRIANG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3" office:value-type="string" calcext:value-type="string">
            <text:p>EUROP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string" calcext:value-type="string">
            <text:p>TROPIC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 office:value-type="string" calcext:value-type="string">
            <text:p>SHOWCASE RENTAL CAR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3" office:value-type="string" calcext:value-type="string">
            <text:p>ALAMO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 office:value-type="string" calcext:value-type="string">
            <text:p>MERCHANT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" office:value-type="string" calcext:value-type="string">
            <text:p>AVI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 office:value-type="string" calcext:value-type="string">
            <text:p>DOLL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" office:value-type="string" calcext:value-type="string">
            <text:p>EUROPE BY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3" office:value-type="string" calcext:value-type="string">
            <text:p>NATIONAL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 office:value-type="string" calcext:value-type="string">
            <text:p>KEMWELL GROUP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 office:value-type="string" calcext:value-type="string">
            <text:p>THRIFT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 office:value-type="string" calcext:value-type="string">
            <text:p>TILDEN T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 office:value-type="string" calcext:value-type="string">
            <text:p>ECONO-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string" calcext:value-type="string">
            <text:p>AUTO HOST COST CAR RENTAL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3" office:value-type="string" calcext:value-type="string">
            <text:p>ENTERPRIS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 office:value-type="string" calcext:value-type="string">
            <text:p>GENER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 office:value-type="string" calcext:value-type="string">
            <text:p>A-1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 office:value-type="string" calcext:value-type="string">
            <text:p>GODFREY NA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3" office:value-type="string" calcext:value-type="string">
            <text:p>ALPH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 office:value-type="string" calcext:value-type="string">
            <text:p>ANSA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 office:value-type="string" calcext:value-type="string">
            <text:p>ALLSTA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3" office:value-type="string" calcext:value-type="string">
            <text:p>AV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3" office:value-type="string" calcext:value-type="string">
            <text:p>AUTOMA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3" office:value-type="string" calcext:value-type="string">
            <text:p>AVON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 office:value-type="string" calcext:value-type="string">
            <text:p>CARE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3" office:value-type="string" calcext:value-type="string">
            <text:p>INSURANC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 office:value-type="string" calcext:value-type="string">
            <text:p>MAJO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3" office:value-type="string" calcext:value-type="string">
            <text:p>REPLACEM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 office:value-type="string" calcext:value-type="string">
            <text:p>RESERV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 office:value-type="string" calcext:value-type="string">
            <text:p>UGLY DUCKLING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 office:value-type="string" calcext:value-type="string">
            <text:p>U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3" office:value-type="string" calcext:value-type="string">
            <text:p>VALU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 office:value-type="string" calcext:value-type="string">
            <text:p>AUTOHAN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3" office:value-type="string" calcext:value-type="string">
            <text:p>CI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 office:value-type="string" calcext:value-type="string">
            <text:p>INTER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3" office:value-type="string" calcext:value-type="string">
            <text:p>MILLEVIL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 office:value-type="string" calcext:value-type="string">
            <text:p>VIA ROU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 office:value-type="string" calcext:value-type="string">
            <text:p>HOLIDAY INNS, HOLIDAY INN EXPRESS</text:p>
          </table:table-cell>
          <table:table-cell office:value-type="string" calcext:value-type="string">
            <text:p>HOLID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 office:value-type="string" calcext:value-type="string">
            <text:p>BEST WESTER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3" office:value-type="string" calcext:value-type="string">
            <text:p>SHERA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 office:value-type="string" calcext:value-type="string">
            <text:p>HI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 office:value-type="string" calcext:value-type="string">
            <text:p>FOR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3" office:value-type="string" calcext:value-type="string">
            <text:p>GOLDEN TULI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3" office:value-type="string" calcext:value-type="string">
            <text:p>FRIENDSHIP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 office:value-type="string" calcext:value-type="string">
            <text:p>QUALITY INNS, QUALITY SUITES</text:p>
          </table:table-cell>
          <table:table-cell office:value-type="string" calcext:value-type="string">
            <text:p>QUALIT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3" office:value-type="string" calcext:value-type="string">
            <text:p>MARRIOT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 office:value-type="string" calcext:value-type="string">
            <text:p>DAYS INN, DAYSTOP</text:p>
          </table:table-cell>
          <table:table-cell office:value-type="string" calcext:value-type="string">
            <text:p>DAYS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" office:value-type="string" calcext:value-type="string">
            <text:p>ARABELL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 office:value-type="string" calcext:value-type="string">
            <text:p>INTER-CONTINENT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3" office:value-type="string" calcext:value-type="string">
            <text:p>WEST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 office:value-type="string" calcext:value-type="string">
            <text:p>AMERI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3" office:value-type="string" calcext:value-type="string">
            <text:p>RODEW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 office:value-type="string" calcext:value-type="string">
            <text:p>LA QUINTA MOTO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 office:value-type="string" calcext:value-type="string">
            <text:p>AMERICAN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 office:value-type="string" calcext:value-type="string">
            <text:p>S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3" office:value-type="string" calcext:value-type="string">
            <text:p>PULLMAN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 office:value-type="string" calcext:value-type="string">
            <text:p>MERIDIE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3" office:value-type="string" calcext:value-type="string">
            <text:p>CREST HOTELS (see FOR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 office:value-type="string" calcext:value-type="string">
            <text:p>TOKY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3" office:value-type="string" calcext:value-type="string">
            <text:p>PENNSUL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 office:value-type="string" calcext:value-type="string">
            <text:p>WELCOMGROU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3" office:value-type="string" calcext:value-type="string">
            <text:p>DUNF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 office:value-type="string" calcext:value-type="string">
            <text:p>PRI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" office:value-type="string" calcext:value-type="string">
            <text:p>DOWNTOWNER-PASSPOR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 office:value-type="string" calcext:value-type="string">
            <text:p>THUNDERBIRD, RED LION HOTELS, RED LION INNS</text:p>
          </table:table-cell>
          <table:table-cell office:value-type="string" calcext:value-type="string">
            <text:p>RED L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 office:value-type="string" calcext:value-type="string">
            <text:p>C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 office:value-type="string" calcext:value-type="string">
            <text:p>RENAISSANCE HOTELS, STOUFFER HOTELS</text:p>
          </table:table-cell>
          <table:table-cell office:value-type="string" calcext:value-type="string">
            <text:p>RENAISS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3" office:value-type="string" calcext:value-type="string">
            <text:p>KAUAI COCONUT BEACH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 office:value-type="string" calcext:value-type="string">
            <text:p>ROYAL KON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" office:value-type="string" calcext:value-type="string">
            <text:p>PARK INN BY RADISS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 office:value-type="string" calcext:value-type="string">
            <text:p>SOUTHERN PACIF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3" office:value-type="string" calcext:value-type="string">
            <text:p>HILTON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 office:value-type="string" calcext:value-type="string">
            <text:p>AMFA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3" office:value-type="string" calcext:value-type="string">
            <text:p>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 office:value-type="string" calcext:value-type="string">
            <text:p>CONCOR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3" office:value-type="string" calcext:value-type="string">
            <text:p>SUMMERFIELD SUITE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 office:value-type="string" calcext:value-type="string">
            <text:p>IBER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 office:value-type="string" calcext:value-type="string">
            <text:p>HOTEL OKU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 office:value-type="string" calcext:value-type="string">
            <text:p>ROY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3" office:value-type="string" calcext:value-type="string">
            <text:p>FOUR SEASON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 office:value-type="string" calcext:value-type="string">
            <text:p>CIG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3" office:value-type="string" calcext:value-type="string">
            <text:p>SHANGRI-LA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 office:value-type="string" calcext:value-type="string">
            <text:p>HOTEL SIER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3" office:value-type="string" calcext:value-type="string">
            <text:p>BREAKER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 office:value-type="string" calcext:value-type="string">
            <text:p>HOTELES MEL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3" office:value-type="string" calcext:value-type="string">
            <text:p>AUBERGE DES GOVERNEUR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 office:value-type="string" calcext:value-type="string">
            <text:p>REGAL 8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3" office:value-type="string" calcext:value-type="string">
            <text:p>MIRAG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 office:value-type="string" calcext:value-type="string">
            <text:p>COAS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 office:value-type="string" calcext:value-type="string">
            <text:p>PARK INN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 office:value-type="string" calcext:value-type="string">
            <text:p>PINEHURST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3" office:value-type="string" calcext:value-type="string">
            <text:p>TREASURE ISLAND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 office:value-type="string" calcext:value-type="string">
            <text:p>BARTON CREEK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3" office:value-type="string" calcext:value-type="string">
            <text:p>MANHATTAN EAST SUI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 office:value-type="string" calcext:value-type="string">
            <text:p>JOLL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3" office:value-type="string" calcext:value-type="string">
            <text:p>CANDL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 office:value-type="string" calcext:value-type="string">
            <text:p>ALADDIN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3" office:value-type="string" calcext:value-type="string">
            <text:p>GOLDEN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 office:value-type="string" calcext:value-type="string">
            <text:p>COMFOR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3" office:value-type="string" calcext:value-type="string">
            <text:p>JOURNEYâ€™S END MOT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 office:value-type="string" calcext:value-type="string">
            <text:p>SAMS TOWN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 office:value-type="string" calcext:value-type="string">
            <text:p>RELAX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 office:value-type="string" calcext:value-type="string">
            <text:p>GARDEN PALACE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3" office:value-type="string" calcext:value-type="string">
            <text:p>SOHO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 office:value-type="string" calcext:value-type="string">
            <text:p>LADBROK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3" office:value-type="string" calcext:value-type="string">
            <text:p>TRIBECA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 office:value-type="string" calcext:value-type="string">
            <text:p>FORU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3" office:value-type="string" calcext:value-type="string">
            <text:p>GRAND WAILE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 office:value-type="string" calcext:value-type="string">
            <text:p>MIYAK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3" office:value-type="string" calcext:value-type="string">
            <text:p>SANDM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 office:value-type="string" calcext:value-type="string">
            <text:p>VENTUR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3" office:value-type="string" calcext:value-type="string">
            <text:p>VAGABON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 office:value-type="string" calcext:value-type="string">
            <text:p>LA QUINT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 office:value-type="string" calcext:value-type="string">
            <text:p>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3" office:value-type="string" calcext:value-type="string">
            <text:p>FRANKENMUTH BAVARI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3" office:value-type="string" calcext:value-type="string">
            <text:p>HOTEL MERCU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3" office:value-type="string" calcext:value-type="string">
            <text:p>HOTEL DEL CORONAD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" office:value-type="string" calcext:value-type="string">
            <text:p>DELT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 office:value-type="string" calcext:value-type="string">
            <text:p>CALIFORNI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" office:value-type="string" calcext:value-type="string">
            <text:p>RADISSON BLU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 office:value-type="string" calcext:value-type="string">
            <text:p>PRINCESS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3" office:value-type="string" calcext:value-type="string">
            <text:p>HUNGA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 office:value-type="string" calcext:value-type="string">
            <text:p>SOK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3" office:value-type="string" calcext:value-type="string">
            <text:p>DOR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 office:value-type="string" calcext:value-type="string">
            <text:p>HELMS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3" office:value-type="string" calcext:value-type="string">
            <text:p>DORAL GOLF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 office:value-type="string" calcext:value-type="string">
            <text:p>FAIRMO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3" office:value-type="string" calcext:value-type="string">
            <text:p>SONES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 office:value-type="string" calcext:value-type="string">
            <text:p>OM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" office:value-type="string" calcext:value-type="string">
            <text:p>CUN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 office:value-type="string" calcext:value-type="string">
            <text:p>ARIZONA BILTMO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3" office:value-type="string" calcext:value-type="string">
            <text:p>HOSPITALITY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 office:value-type="string" calcext:value-type="string">
            <text:p>WYNN LAS VEG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3" office:value-type="string" calcext:value-type="string">
            <text:p>RIVERSIDE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 office:value-type="string" calcext:value-type="string">
            <text:p>REGENT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3" office:value-type="string" calcext:value-type="string">
            <text:p>PANNON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string" calcext:value-type="string">
            <text:p>SADDLEBROOK RESORT-TAM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3" office:value-type="string" calcext:value-type="string">
            <text:p>TRADEWIND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 office:value-type="string" calcext:value-type="string">
            <text:p>HUDS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3" office:value-type="string" calcext:value-type="string">
            <text:p>NOAHâ€™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 office:value-type="string" calcext:value-type="string">
            <text:p>HILTON GARDEN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3" office:value-type="string" calcext:value-type="string">
            <text:p>JURYS DOYLE HOTEL GROUP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 office:value-type="string" calcext:value-type="string">
            <text:p>JEFFERS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3" office:value-type="string" calcext:value-type="string">
            <text:p>FONTAINEBLEAU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3" office:value-type="string" calcext:value-type="string">
            <text:p>GAYLORD OPRYLAN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3" office:value-type="string" calcext:value-type="string">
            <text:p>GAYLORD PALM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 office:value-type="string" calcext:value-type="string">
            <text:p>GAYLORD TEX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3" office:value-type="string" calcext:value-type="string">
            <text:p>C MON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 office:value-type="string" calcext:value-type="string">
            <text:p>MOEVENPIC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3" office:value-type="string" calcext:value-type="string">
            <text:p>MICROTEL INN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 office:value-type="string" calcext:value-type="string">
            <text:p>AMERIC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3" office:value-type="string" calcext:value-type="string">
            <text:p>TRAVE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3" office:value-type="string" calcext:value-type="string">
            <text:p>HERMITA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3" office:value-type="string" calcext:value-type="string">
            <text:p>AMERICA'S BEST VALUE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 office:value-type="string" calcext:value-type="string">
            <text:p>GREAT WOLF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 office:value-type="string" calcext:value-type="string">
            <text:p>ALOF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 office:value-type="string" calcext:value-type="string">
            <text:p>BINIONS HORSESHOE CLUB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3" office:value-type="string" calcext:value-type="string">
            <text:p>EXTENDED STAY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 office:value-type="string" calcext:value-type="string">
            <text:p>MERL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" office:value-type="string" calcext:value-type="string">
            <text:p>DORI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3" office:value-type="string" calcext:value-type="string">
            <text:p>LADY LUCK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 office:value-type="string" calcext:value-type="string">
            <text:p>HOTLE UNIVERS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 office:value-type="string" calcext:value-type="string">
            <text:p>STUDIO PLU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3" office:value-type="string" calcext:value-type="string">
            <text:p>EXTENDED STAY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 office:value-type="string" calcext:value-type="string">
            <text:p>EXCALIBU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3" office:value-type="string" calcext:value-type="string">
            <text:p>D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 office:value-type="string" calcext:value-type="string">
            <text:p>EXTENDED STAY DELUX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3" office:value-type="string" calcext:value-type="string">
            <text:p>SLEEP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 office:value-type="string" calcext:value-type="string">
            <text:p>THE PHOENICI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3" office:value-type="string" calcext:value-type="string">
            <text:p>RAN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3" office:value-type="string" calcext:value-type="string">
            <text:p>SWISS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3" office:value-type="string" calcext:value-type="string">
            <text:p>RES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 office:value-type="string" calcext:value-type="string">
            <text:p>SAROV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 office:value-type="string" calcext:value-type="string">
            <text:p>RAMADA INNS, RAMADA LIMITED</text:p>
          </table:table-cell>
          <table:table-cell office:value-type="string" calcext:value-type="string">
            <text:p>RAMADA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string" calcext:value-type="string">
            <text:p>HO JO INN, HOWARD JOHNSON</text:p>
          </table:table-cell>
          <table:table-cell office:value-type="string" calcext:value-type="string">
            <text:p>HO JO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3" office:value-type="string" calcext:value-type="string">
            <text:p>MOUNT CHARLOTTE THIST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 office:value-type="string" calcext:value-type="string">
            <text:p>HYAT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3" office:value-type="string" calcext:value-type="string">
            <text:p>SOFI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 office:value-type="string" calcext:value-type="string">
            <text:p>NOV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" office:value-type="string" calcext:value-type="string">
            <text:p>STEIGENBERGE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 office:value-type="string" calcext:value-type="string">
            <text:p>ECONO LODG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3" office:value-type="string" calcext:value-type="string">
            <text:p>QUEENS MOAT HOUS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 office:value-type="string" calcext:value-type="string">
            <text:p>SWALLO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 office:value-type="string" calcext:value-type="string">
            <text:p>HUS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 office:value-type="string" calcext:value-type="string">
            <text:p>DE VER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 office:value-type="string" calcext:value-type="string">
            <text:p>RADISS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 office:value-type="string" calcext:value-type="string">
            <text:p>RED ROOF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3" office:value-type="string" calcext:value-type="string">
            <text:p>IMPERIAL LOND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 office:value-type="string" calcext:value-type="string">
            <text:p>EMBASS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3" office:value-type="string" calcext:value-type="string">
            <text:p>PEN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 office:value-type="string" calcext:value-type="string">
            <text:p>LOEW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3" office:value-type="string" calcext:value-type="string">
            <text:p>SCAND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 office:value-type="string" calcext:value-type="string">
            <text:p>SAR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3" office:value-type="string" calcext:value-type="string">
            <text:p>OBERO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 office:value-type="string" calcext:value-type="string">
            <text:p>OTA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" office:value-type="string" calcext:value-type="string">
            <text:p>TAJ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 office:value-type="string" calcext:value-type="string">
            <text:p>KNIGHT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 office:value-type="string" calcext:value-type="string">
            <text:p>METROPO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 office:value-type="string" calcext:value-type="string">
            <text:p>CIRCUS CIRCU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3" office:value-type="string" calcext:value-type="string">
            <text:p>HOTELES EL PRESIDEN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 office:value-type="string" calcext:value-type="string">
            <text:p>FLAG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3" office:value-type="string" calcext:value-type="string">
            <text:p>HAMPT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 office:value-type="string" calcext:value-type="string">
            <text:p>STAKI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3" office:value-type="string" calcext:value-type="string">
            <text:p>LUXO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 office:value-type="string" calcext:value-type="string">
            <text:p>MARITI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3" office:value-type="string" calcext:value-type="string">
            <text:p>ELDORADO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 office:value-type="string" calcext:value-type="string">
            <text:p>ARCA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" office:value-type="string" calcext:value-type="string">
            <text:p>ARCT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 office:value-type="string" calcext:value-type="string">
            <text:p>CAMPANI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 office:value-type="string" calcext:value-type="string">
            <text:p>IBUSZ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 office:value-type="string" calcext:value-type="string">
            <text:p>RANTASIP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3" office:value-type="string" calcext:value-type="string">
            <text:p>INTERHOTEL CEDOK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 office:value-type="string" calcext:value-type="string">
            <text:p>MONTE CARLO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" office:value-type="string" calcext:value-type="string">
            <text:p>CLIMAT DE FR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 office:value-type="string" calcext:value-type="string">
            <text:p>CUMULU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3" office:value-type="string" calcext:value-type="string">
            <text:p>SILVER LEGACY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 office:value-type="string" calcext:value-type="string">
            <text:p>HOTEIS OTH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3" office:value-type="string" calcext:value-type="string">
            <text:p>ADAMS MAR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 office:value-type="string" calcext:value-type="string">
            <text:p>SAHA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3" office:value-type="string" calcext:value-type="string">
            <text:p>BRADBUR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 office:value-type="string" calcext:value-type="string">
            <text:p>BUDGET HOS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 office:value-type="string" calcext:value-type="string">
            <text:p>BUDGE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 office:value-type="string" calcext:value-type="string">
            <text:p>SUISSE CHALE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3" office:value-type="string" calcext:value-type="string">
            <text:p>CLAR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COMPR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3" office:value-type="string" calcext:value-type="string">
            <text:p>CON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 office:value-type="string" calcext:value-type="string">
            <text:p>COURTYARD BY MARRIOT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" office:value-type="string" calcext:value-type="string">
            <text:p>DILL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 office:value-type="string" calcext:value-type="string">
            <text:p>DOUBLETRE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3" office:value-type="string" calcext:value-type="string">
            <text:p>DRUR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 office:value-type="string" calcext:value-type="string">
            <text:p>ECONOMY INNS OF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3" office:value-type="string" calcext:value-type="string">
            <text:p>EMBASS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 office:value-type="string" calcext:value-type="string">
            <text:p>EXC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 office:value-type="string" calcext:value-type="string">
            <text:p>FARFIEL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 office:value-type="string" calcext:value-type="string">
            <text:p>HAR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3" office:value-type="string" calcext:value-type="string">
            <text:p>MIDWAY MOTOR 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 office:value-type="string" calcext:value-type="string">
            <text:p>MOTEL 6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" office:value-type="string" calcext:value-type="string">
            <text:p>LA MANSION DEL RI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 office:value-type="string" calcext:value-type="string">
            <text:p>THE REGISTR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3" office:value-type="string" calcext:value-type="string">
            <text:p>RESIDENC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 office:value-type="string" calcext:value-type="string">
            <text:p>ROY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3" office:value-type="string" calcext:value-type="string">
            <text:p>SANDMA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 office:value-type="string" calcext:value-type="string">
            <text:p>SHILO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3" office:value-type="string" calcext:value-type="string">
            <text:p>SHONEYâ€™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 office:value-type="string" calcext:value-type="string">
            <text:p>VIRGIN RIVE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 office:value-type="string" calcext:value-type="string">
            <text:p>SUPER8 M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 office:value-type="string" calcext:value-type="string">
            <text:p>THE RITZ 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3" office:value-type="string" calcext:value-type="string">
            <text:p>FLAG INNS (AUS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 office:value-type="string" calcext:value-type="string">
            <text:p>BUFFALO BILL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3" office:value-type="string" calcext:value-type="string">
            <text:p>QUALITY PACIFIC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FOUR SEASONS HOTEL (AUST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3" office:value-type="string" calcext:value-type="string">
            <text:p>FARIFIELD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 office:value-type="string" calcext:value-type="string">
            <text:p>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3" office:value-type="string" calcext:value-type="string">
            <text:p>CITY LOD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 office:value-type="string" calcext:value-type="string">
            <text:p>KAR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" office:value-type="string" calcext:value-type="string">
            <text:p>PROTE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 office:value-type="string" calcext:value-type="string">
            <text:p>SOUTHERN SU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 office:value-type="string" calcext:value-type="string">
            <text:p>HILTON CONR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 office:value-type="string" calcext:value-type="string">
            <text:p>WYNDHAM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3" office:value-type="string" calcext:value-type="string">
            <text:p>RIC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 office:value-type="string" calcext:value-type="string">
            <text:p>INTER NO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3" office:value-type="string" calcext:value-type="string">
            <text:p>SEA PINES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 office:value-type="string" calcext:value-type="string">
            <text:p>RIO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" office:value-type="string" calcext:value-type="string">
            <text:p>BROADMOOR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 office:value-type="string" calcext:value-type="string">
            <text:p>BALLYâ€™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3" office:value-type="string" calcext:value-type="string">
            <text:p>JOHN ASCUAGAâ€™S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 office:value-type="string" calcext:value-type="string">
            <text:p>MGM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 office:value-type="string" calcext:value-type="string">
            <text:p>HARRAHâ€™S HOTELS AND CASINO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 office:value-type="string" calcext:value-type="string">
            <text:p>OPRYL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 office:value-type="string" calcext:value-type="string">
            <text:p>BOCA RAT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 office:value-type="string" calcext:value-type="string">
            <text:p>HARVEY/BRIST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3" office:value-type="string" calcext:value-type="string">
            <text:p>MASTERS ECONOM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 office:value-type="string" calcext:value-type="string">
            <text:p>COLORADO BELLE/EDGEWATER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3" office:value-type="string" calcext:value-type="string">
            <text:p>RIVIE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 office:value-type="string" calcext:value-type="string">
            <text:p>TROPICANA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" office:value-type="string" calcext:value-type="string">
            <text:p>WOODSIDE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 office:value-type="string" calcext:value-type="string">
            <text:p>TOWNEPLAC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3" office:value-type="string" calcext:value-type="string">
            <text:p>MILLENIUM BROADWAY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 office:value-type="string" calcext:value-type="string">
            <text:p>CLUB ME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3" office:value-type="string" calcext:value-type="string">
            <text:p>BILTMORE HOTEL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 office:value-type="string" calcext:value-type="string">
            <text:p>CAREFREE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 office:value-type="string" calcext:value-type="string">
            <text:p>ST. REGI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 office:value-type="string" calcext:value-type="string">
            <text:p>THE ELIO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3" office:value-type="string" calcext:value-type="string">
            <text:p>CLUBCORP/CLUB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 office:value-type="string" calcext:value-type="string">
            <text:p>WELESLE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3" office:value-type="string" calcext:value-type="string">
            <text:p>THE BEVERLY HILL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 office:value-type="string" calcext:value-type="string">
            <text:p>CROWNE PLAZ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3" office:value-type="string" calcext:value-type="string">
            <text:p>HOM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 office:value-type="string" calcext:value-type="string">
            <text:p>PEABOD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3" office:value-type="string" calcext:value-type="string">
            <text:p>GREENBRIAR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 office:value-type="string" calcext:value-type="string">
            <text:p>AMELIA ISLAND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3" office:value-type="string" calcext:value-type="string">
            <text:p>THE HOMESTE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 office:value-type="string" calcext:value-type="string">
            <text:p>SOUTH SEAS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3" office:value-type="string" calcext:value-type="string">
            <text:p>CANYON RANCH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 office:value-type="string" calcext:value-type="string">
            <text:p>KAHALA 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3" office:value-type="string" calcext:value-type="string">
            <text:p>ORCHID AT MAUNA LAI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 office:value-type="string" calcext:value-type="string">
            <text:p>HALEKULANI HOTEL/WIKIKI PARC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3" office:value-type="string" calcext:value-type="string">
            <text:p>PRIMADONN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 office:value-type="string" calcext:value-type="string">
            <text:p>WHISKEY PETE'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3" office:value-type="string" calcext:value-type="string">
            <text:p>CHATEAU ELAN WINERY AND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 office:value-type="string" calcext:value-type="string">
            <text:p>BEAU RIVAG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3" office:value-type="string" calcext:value-type="string">
            <text:p>BELLAGI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 office:value-type="string" calcext:value-type="string">
            <text:p>FREMONT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3" office:value-type="string" calcext:value-type="string">
            <text:p>MAIN STREET STATION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 office:value-type="string" calcext:value-type="string">
            <text:p>SILVER STA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3" office:value-type="string" calcext:value-type="string">
            <text:p>STRATOSPHER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 office:value-type="string" calcext:value-type="string">
            <text:p>SPRINGHILL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3" office:value-type="string" calcext:value-type="string">
            <text:p>CAESAR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 office:value-type="string" calcext:value-type="string">
            <text:p>NEMACOLIN WOODLAND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3" office:value-type="string" calcext:value-type="string">
            <text:p>VENETIAN RESORT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 office:value-type="string" calcext:value-type="string">
            <text:p>NEW YORK - NEW YORK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3" office:value-type="string" calcext:value-type="string">
            <text:p>SAND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 office:value-type="string" calcext:value-type="string">
            <text:p>NEVELE GRANDE RESORT AND COUNTRY CLUB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3" office:value-type="string" calcext:value-type="string">
            <text:p>MANDALAY BAY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 office:value-type="string" calcext:value-type="string">
            <text:p>FOUR POINT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3" office:value-type="string" calcext:value-type="string">
            <text:p>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 office:value-type="string" calcext:value-type="string">
            <text:p>DISNEYL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3" office:value-type="string" calcext:value-type="string">
            <text:p>PATRICIA GRAND RE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ROSEN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3" office:value-type="string" calcext:value-type="string">
            <text:p>TOWN AND COUNTRY RESORT AND CONVENTION CENTER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 office:value-type="string" calcext:value-type="string">
            <text:p>FIRST HOSPITALIT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3" office:value-type="string" calcext:value-type="string">
            <text:p>OUTRIGGER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 office:value-type="string" calcext:value-type="string">
            <text:p>OHANA HOTELS OF HAWAII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3" office:value-type="string" calcext:value-type="string">
            <text:p>CARIBE ROYAL RESORT SUITE AND VILL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 office:value-type="string" calcext:value-type="string">
            <text:p>ALA MO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3" office:value-type="string" calcext:value-type="string">
            <text:p>SMUGGLERS NOTCH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 office:value-type="string" calcext:value-type="string">
            <text:p>RAFFLE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3" office:value-type="string" calcext:value-type="string">
            <text:p>STAYBRIDG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 office:value-type="string" calcext:value-type="string">
            <text:p>CLARIDGE CASIN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3" office:value-type="string" calcext:value-type="string">
            <text:p>THE FLAMING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 office:value-type="string" calcext:value-type="string">
            <text:p>GRAND CASIN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3" office:value-type="string" calcext:value-type="string">
            <text:p>PARIS LAS VEGA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 office:value-type="string" calcext:value-type="string">
            <text:p>PEPPERMILL HOTEL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3" office:value-type="string" calcext:value-type="string">
            <text:p>ATLANTIC CITY HILT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 office:value-type="string" calcext:value-type="string">
            <text:p>EMBASSY VACATI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3" office:value-type="string" calcext:value-type="string">
            <text:p>HALE KO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 office:value-type="string" calcext:value-type="string">
            <text:p>HOMESTEA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3" office:value-type="string" calcext:value-type="string">
            <text:p>WILDERNESS HOTEL AND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 office:value-type="string" calcext:value-type="string">
            <text:p>THE PALACE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3" office:value-type="string" calcext:value-type="string">
            <text:p>THE WIGWAM GOLF RESORT AND S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 office:value-type="string" calcext:value-type="string">
            <text:p>THE DIPLOMAT COUNTRY CLUB AND S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3" office:value-type="string" calcext:value-type="string">
            <text:p>THE ATLANTIC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 office:value-type="string" calcext:value-type="string">
            <text:p>PRINCEVILLE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3" office:value-type="string" calcext:value-type="string">
            <text:p>ELEMEN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 office:value-type="string" calcext:value-type="string">
            <text:p>LXR (LUXURY RESORT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3" office:value-type="string" calcext:value-type="string">
            <text:p>SETTLE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 office:value-type="string" calcext:value-type="string">
            <text:p>LA COST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3" office:value-type="string" calcext:value-type="string">
            <text:p>PREMIER TRAV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 office:value-type="string" calcext:value-type="string">
            <text:p>HYATT PLAC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3" office:value-type="string" calcext:value-type="string">
            <text:p>HOTEL INDIG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 office:value-type="string" calcext:value-type="string">
            <text:p>THE ROOSEVELT HOTEL NY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3" office:value-type="string" calcext:value-type="string">
            <text:p>NICKELODEON FAMILY SUITES BY HOLIDAY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 office:value-type="string" calcext:value-type="string">
            <text:p>HOME2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3" office:value-type="string" calcext:value-type="string">
            <text:p>AFFIN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 office:value-type="string" calcext:value-type="string">
            <text:p>MAINSTA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3" office:value-type="string" calcext:value-type="string">
            <text:p>OXFOR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 office:value-type="string" calcext:value-type="string">
            <text:p>JUMEIRAH ESSEX HOUS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3" office:value-type="string" calcext:value-type="string">
            <text:p>CARIBE ROY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 office:value-type="string" calcext:value-type="string">
            <text:p>CROSSLAN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3" office:value-type="string" calcext:value-type="string">
            <text:p>GRAND SIERR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 office:value-type="string" calcext:value-type="string">
            <text:p>AR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3" office:value-type="string" calcext:value-type="string">
            <text:p>VDA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 office:value-type="string" calcext:value-type="string">
            <text:p>AUTOGRAPH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3" office:value-type="string" calcext:value-type="string">
            <text:p>GALT HOUS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3" office:value-type="string" calcext:value-type="string">
            <text:p>COSMOPOLITAN OF LAS VEG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3" office:value-type="string" calcext:value-type="string">
            <text:p>COUNTRY INN BY CARLS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 office:value-type="string" calcext:value-type="string">
            <text:p>PARK PLAZ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3" office:value-type="string" calcext:value-type="string">
            <text:p>WALDORF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3" office:value-type="string" calcext:value-type="string">
            <text:p>* MASTERS ECONOM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Railroads</text:p>
          </table:table-cell>
          <table:table-cell/>
          <table:table-cell office:value-type="string" calcext:value-type="string">
            <text:p>Railroa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" office:value-type="string" calcext:value-type="string">
            <text:p>Local/Suburban Commuter Passenger Transportation â€“ Railroads, Feries, Local Water Transportation.</text:p>
          </table:table-cell>
          <table:table-cell office:value-type="string" calcext:value-type="string">
            <text:p>Commuter Transport, Fer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 office:value-type="string" calcext:value-type="string">
            <text:p>Passenger Railwa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 office:value-type="string" calcext:value-type="string">
            <text:p>Ambul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3" office:value-type="string" calcext:value-type="string">
            <text:p>Taxicabs and Limousines</text:p>
          </table:table-cell>
          <table:table-cell office:value-type="string" calcext:value-type="string">
            <text:p>Taxicabs/Limous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3" office:value-type="string" calcext:value-type="string">
            <text:p>Bus Lines, Including Charters, Tour Buses</text:p>
          </table:table-cell>
          <table:table-cell office:value-type="string" calcext:value-type="string">
            <text:p>Bus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Motor Freight Carriers, Moving and Storage Companies, Trucking â€“ Local/Long Distance, Delivery Services â€“ Local</text:p>
          </table:table-cell>
          <table:table-cell office:value-type="string" calcext:value-type="string">
            <text:p>Motor Freight Carriers</text:p>
          </table:table-cell>
          <table:table-cell office:value-type="string" calcext:value-type="string">
            <text:p>Motor Freight Carriers and Trucking - Local and Long Distance, Moving and Storage Companies, and Local Delivery Servic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Courier Services â€“ Air or Ground, Freight forwarders</text:p>
          </table:table-cell>
          <table:table-cell office:value-type="string" calcext:value-type="string">
            <text:p>Courier Services â€“ Air or Ground</text:p>
          </table:table-cell>
          <table:table-cell office:value-type="string" calcext:value-type="string">
            <text:p>Courier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 office:value-type="string" calcext:value-type="string">
            <text:p>Public warehousing, Storage</text:p>
          </table:table-cell>
          <table:table-cell office:value-type="string" calcext:value-type="string">
            <text:p>Warehousing, Public</text:p>
          </table:table-cell>
          <table:table-cell office:value-type="string" calcext:value-type="string">
            <text:p>Public Warehousing and Storage - Farm Products, Refrigerated Goods, Household Goods, and Storage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 office:value-type="string" calcext:value-type="string">
            <text:p>Cruise and Steamship Lines</text:p>
          </table:table-cell>
          <table:table-cell table:number-columns-repeated="2" office:value-type="string" calcext:value-type="string">
            <text:p>Cruise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 office:value-type="string" calcext:value-type="string">
            <text:p>Boat Rentals and Le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 office:value-type="string" calcext:value-type="string">
            <text:p>Marinas, Marine Service, and Supplies</text:p>
          </table:table-cell>
          <table:table-cell office:value-type="string" calcext:value-type="string">
            <text:p>Marinas, Service and Suppl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3" office:value-type="string" calcext:value-type="string">
            <text:p>Airlines, Air Carriers ( not listed elsewhere)</text:p>
          </table:table-cell>
          <table:table-cell office:value-type="string" calcext:value-type="string">
            <text:p>Airlines, Air Carri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 office:value-type="string" calcext:value-type="string">
            <text:p>Airports, Airport Terminals, Flying Fields</text:p>
          </table:table-cell>
          <table:table-cell office:value-type="string" calcext:value-type="string">
            <text:p>Airports, Airport Terminals</text:p>
          </table:table-cell>
          <table:table-cell office:value-type="string" calcext:value-type="string">
            <text:p>Airports, Flying 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 office:value-type="string" calcext:value-type="string">
            <text:p>Travel Agencies and Tour Operations</text:p>
          </table:table-cell>
          <table:table-cell office:value-type="string" calcext:value-type="string">
            <text:p>Travel Agencies, Tour Opera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" office:value-type="string" calcext:value-type="string">
            <text:p>Package Tour Operators (For use in Germany only)</text:p>
          </table:table-cell>
          <table:table-cell office:value-type="string" calcext:value-type="string">
            <text:p>TUI Travel - Germ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 office:value-type="string" calcext:value-type="string">
            <text:p>Toll and Bridge Fees</text:p>
          </table:table-cell>
          <table:table-cell office:value-type="string" calcext:value-type="string">
            <text:p>Tolls/Bridge Fe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" office:value-type="string" calcext:value-type="string">
            <text:p>Transportation Services, Not elsewhere classified)</text:p>
          </table:table-cell>
          <table:table-cell office:value-type="string" calcext:value-type="string">
            <text:p>Transportation Services (Not Elsewhere Classifi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 office:value-type="string" calcext:value-type="string">
            <text:p>Telecommunications Equipment including telephone sales</text:p>
          </table:table-cell>
          <table:table-cell office:value-type="string" calcext:value-type="string">
            <text:p>Telecommunication Equipment and Telephone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 office:value-type="string" calcext:value-type="string">
            <text:p>Fax services, Telecommunication Services</text:p>
          </table:table-cell>
          <table:table-cell office:value-type="string" calcext:value-type="string">
            <text:p>Fax services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3" office:value-type="string" calcext:value-type="string">
            <text:p>VisaPhone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 office:value-type="string" calcext:value-type="string">
            <text:p>Computer Network Services</text:p>
          </table:table-cell>
          <table:table-cell/>
          <table:table-cell office:value-type="string" calcext:value-type="string">
            <text:p>Computer Network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3" office:value-type="string" calcext:value-type="string">
            <text:p>Telegraph services</text:p>
          </table:table-cell>
          <table:table-cell office:value-type="string" calcext:value-type="string">
            <text:p>Telegraph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3" office:value-type="string" calcext:value-type="string">
            <text:p>Money Orders â€“ Wire Transfer</text:p>
          </table:table-cell>
          <table:table-cell office:value-type="string" calcext:value-type="string">
            <text:p>Wires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3" office:value-type="string" calcext:value-type="string">
            <text:p>Cable and other pay television (previously Cable Services)</text:p>
          </table:table-cell>
          <table:table-cell office:value-type="string" calcext:value-type="string">
            <text:p>Cable, Satellite, and Other Pay Television and Radio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 office:value-type="string" calcext:value-type="string">
            <text:p>Electric, Gas, Sanitary and Water Utilities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3" office:value-type="string" calcext:value-type="string">
            <text:p>Motor vehicle supplies and new parts</text:p>
          </table:table-cell>
          <table:table-cell office:value-type="string" calcext:value-type="string">
            <text:p>Motor Vehicle Supplies and New Par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 office:value-type="string" calcext:value-type="string">
            <text:p>Office and Commercial Furnitu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" office:value-type="string" calcext:value-type="string">
            <text:p>Construction Materials, Not Elsewhere Classified</text:p>
          </table:table-cell>
          <table:table-cell office:value-type="string" calcext:value-type="string">
            <text:p>Construction Material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 office:value-type="string" calcext:value-type="string">
            <text:p>Office, Photographic, Photocopy, and Microfilm Equipment</text:p>
          </table:table-cell>
          <table:table-cell office:value-type="string" calcext:value-type="string">
            <text:p>Photographic, Photocopy, Microfilm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3" office:value-type="string" calcext:value-type="string">
            <text:p>Computers, Computer Peripheral Equipment, Software</text:p>
          </table:table-cell>
          <table:table-cell office:value-type="string" calcext:value-type="string">
            <text:p>Computers, Peripherals, and Softwa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 office:value-type="string" calcext:value-type="string">
            <text:p>Commercial Equipment, Not Elsewhere Classified</text:p>
          </table:table-cell>
          <table:table-cell office:value-type="string" calcext:value-type="string">
            <text:p>Commercial Equipment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3" office:value-type="string" calcext:value-type="string">
            <text:p>Medical, Dental Ophthalmic, Hospital Equipment and Supplies</text:p>
          </table:table-cell>
          <table:table-cell office:value-type="string" calcext:value-type="string">
            <text:p>Medical, Dental, Ophthalmic, and Hospital Equipment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" office:value-type="string" calcext:value-type="string">
            <text:p>Metal Service Centers and Offices</text:p>
          </table:table-cell>
          <table:table-cell office:value-type="string" calcext:value-type="string">
            <text:p>Metal Service Cent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 office:value-type="string" calcext:value-type="string">
            <text:p>Electrical Parts and Equipme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 office:value-type="string" calcext:value-type="string">
            <text:p>Hardware Equipment and Supplies</text:p>
          </table:table-cell>
          <table:table-cell office:value-type="string" calcext:value-type="string">
            <text:p>Hardware,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 office:value-type="string" calcext:value-type="string">
            <text:p>Plumbing and Heating Equipment and Supplies</text:p>
          </table:table-cell>
          <table:table-cell office:value-type="string" calcext:value-type="string">
            <text:p>Plumbing, Heating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3" office:value-type="string" calcext:value-type="string">
            <text:p>Industrial Supplies, Not Elsewhere Classified</text:p>
          </table:table-cell>
          <table:table-cell office:value-type="string" calcext:value-type="string">
            <text:p>Industrial Supplie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 office:value-type="string" calcext:value-type="string">
            <text:p>Precious Stones and Metals, Watches and Jewelry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" office:value-type="string" calcext:value-type="string">
            <text:p>Durable Goods, Not Elsewhere Classified</text:p>
          </table:table-cell>
          <table:table-cell office:value-type="string" calcext:value-type="string">
            <text:p>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 office:value-type="string" calcext:value-type="string">
            <text:p>Stationery, Office Supplies, Printing, and Writing Paper</text:p>
          </table:table-cell>
          <table:table-cell office:value-type="string" calcext:value-type="string">
            <text:p>Stationary, Office Supplies, Printing and Writing Pape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 office:value-type="string" calcext:value-type="string">
            <text:p>Drugs, Drug Proprietors, and Druggistâ€™s Sundries</text:p>
          </table:table-cell>
          <table:table-cell office:value-type="string" calcext:value-type="string">
            <text:p>Drugs, Drug Proprietaries, and Druggist Sund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 office:value-type="string" calcext:value-type="string">
            <text:p>Piece Goods, Notions, and Other Dry Goo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3" office:value-type="string" calcext:value-type="string">
            <text:p>Menâ€™s Womenâ€™s and Childrenâ€™s Uniforms and Commercial Clothing</text:p>
          </table:table-cell>
          <table:table-cell office:value-type="string" calcext:value-type="string">
            <text:p>Uniforms, Commercial Clothing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 office:value-type="string" calcext:value-type="string">
            <text:p>Commercial Footwea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3" office:value-type="string" calcext:value-type="string">
            <text:p>Chemicals and Allied Products, Not Elsewhere Classified</text:p>
          </table:table-cell>
          <table:table-cell office:value-type="string" calcext:value-type="string">
            <text:p>Chemicals and Allied Product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 office:value-type="string" calcext:value-type="string">
            <text:p>Petroleum and Petroleum Produc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 office:value-type="string" calcext:value-type="string">
            <text:p>Books, Periodicals, and Newspap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3" office:value-type="string" calcext:value-type="string">
            <text:p>Floristsâ€™ Supplies, Nursery Stock and Flowers</text:p>
          </table:table-cell>
          <table:table-cell office:value-type="string" calcext:value-type="string">
            <text:p>Florists Supplies, Nursery Stock, and Flow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 office:value-type="string" calcext:value-type="string">
            <text:p>Paints, Varnishes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3" office:value-type="string" calcext:value-type="string">
            <text:p>Non-durable Goods, Not Elsewhere Classified</text:p>
          </table:table-cell>
          <table:table-cell office:value-type="string" calcext:value-type="string">
            <text:p>Non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 office:value-type="string" calcext:value-type="string">
            <text:p>Home Supply Warehous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3" office:value-type="string" calcext:value-type="string">
            <text:p>Lumber and Building Materials Stores</text:p>
          </table:table-cell>
          <table:table-cell office:value-type="string" calcext:value-type="string">
            <text:p>Lumber, Building Material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 office:value-type="string" calcext:value-type="string">
            <text:p>Glass, Paint, and Wallpaper Stores</text:p>
          </table:table-cell>
          <table:table-cell office:value-type="string" calcext:value-type="string">
            <text:p>Wallpaper Stores</text:p>
          </table:table-cell>
          <table:table-cell office:value-type="string" calcext:value-type="string">
            <text:p>Glass, Paint, and Wallpap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 office:value-type="string" calcext:value-type="string">
            <text:p>Hard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" office:value-type="string" calcext:value-type="string">
            <text:p>Nurseries â€“ Lawn and Garden Supply Store</text:p>
          </table:table-cell>
          <table:table-cell office:value-type="string" calcext:value-type="string">
            <text:p>Nurseries, Lawn and Garden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 office:value-type="string" calcext:value-type="string">
            <text:p>Mobile Hom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 office:value-type="string" calcext:value-type="string">
            <text:p>Wholesale Club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" office:value-type="string" calcext:value-type="string">
            <text:p>Duty Free Store</text:p>
          </table:table-cell>
          <table:table-cell office:value-type="string" calcext:value-type="string">
            <text:p>Duty Fr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 office:value-type="string" calcext:value-type="string">
            <text:p>Discou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 office:value-type="string" calcext:value-type="string">
            <text:p>Departme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 office:value-type="string" calcext:value-type="string">
            <text:p>Varie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" office:value-type="string" calcext:value-type="string">
            <text:p>Misc. General Merchandise</text:p>
          </table:table-cell>
          <table:table-cell office:value-type="string" calcext:value-type="string">
            <text:p>Miscellaneous General Merchandi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 office:value-type="string" calcext:value-type="string">
            <text:p>Grocery Stores, Supermarkets</text:p>
          </table:table-cell>
          <table:table-cell office:value-type="string" calcext:value-type="string">
            <text:p>Grocery Stores</text:p>
          </table:table-cell>
          <table:table-cell office:value-type="string" calcext:value-type="string">
            <text:p>Grocery Stores, Super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 office:value-type="string" calcext:value-type="string">
            <text:p>Meat Provisioners â€“ Freezer and Locker</text:p>
          </table:table-cell>
          <table:table-cell office:value-type="string" calcext:value-type="string">
            <text:p>Freezer and Locker Meat Provision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 office:value-type="string" calcext:value-type="string">
            <text:p>Candy, Nut, and Confectionery Stores</text:p>
          </table:table-cell>
          <table:table-cell office:value-type="string" calcext:value-type="string">
            <text:p>Candy Stores</text:p>
          </table:table-cell>
          <table:table-cell office:value-type="string" calcext:value-type="string">
            <text:p>Candy, Nut, and Confection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 office:value-type="string" calcext:value-type="string">
            <text:p>Dairy Product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 office:value-type="string" calcext:value-type="string">
            <text:p>Bak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3" office:value-type="string" calcext:value-type="string">
            <text:p>Misc. Food Stores â€“ Convenience Stores and Specialty Markets</text:p>
          </table:table-cell>
          <table:table-cell office:value-type="string" calcext:value-type="string">
            <text:p>Miscellaneous Food Stores - Convenience Stores and Specialty 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3" office:value-type="string" calcext:value-type="string">
            <text:p>Car and Truck Dealers (New and Used) Sales, Service, Repairs, Parts, and Leasing</text:p>
          </table:table-cell>
          <table:table-cell office:value-type="string" calcext:value-type="string">
            <text:p>Car and Truck Dealers (New &amp; Used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" office:value-type="string" calcext:value-type="string">
            <text:p>Automobile and Truck Dealers (Used Only)</text:p>
          </table:table-cell>
          <table:table-cell office:value-type="string" calcext:value-type="string">
            <text:p>Car and Truck Dealers (Used Only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3" office:value-type="string" calcext:value-type="string">
            <text:p>Automobile Supply Stores</text:p>
          </table:table-cell>
          <table:table-cell office:value-type="string" calcext:value-type="string">
            <text:p>Auto and Home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 office:value-type="string" calcext:value-type="string">
            <text:p>Automotive Ti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3" office:value-type="string" calcext:value-type="string">
            <text:p>Automotive Parts, Accessories Stores</text:p>
          </table:table-cell>
          <table:table-cell office:value-type="string" calcext:value-type="string">
            <text:p>Automotive Parts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3" office:value-type="string" calcext:value-type="string">
            <text:p>Service Stations ( with or without ancillary services)</text:p>
          </table:table-cell>
          <table:table-cell office:value-type="string" calcext:value-type="string">
            <text:p>Service Station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 office:value-type="string" calcext:value-type="string">
            <text:p>Automated Fuel Dispens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 office:value-type="string" calcext:value-type="string">
            <text:p>Boat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3" office:value-type="string" calcext:value-type="string">
            <text:p>Recreational and Utility Trailers, Camp Dealers</text:p>
          </table:table-cell>
          <table:table-cell office:value-type="string" calcext:value-type="string">
            <text:p>Motorcycle Shops,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3" office:value-type="string" calcext:value-type="string">
            <text:p>Motorcycle Dealers</text:p>
          </table:table-cell>
          <table:table-cell office:value-type="string" calcext:value-type="string">
            <text:p>Motorcycle Shops and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 office:value-type="string" calcext:value-type="string">
            <text:p>Motor Home Dealers</text:p>
          </table:table-cell>
          <table:table-cell office:value-type="string" calcext:value-type="string">
            <text:p>Motor Homes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 office:value-type="string" calcext:value-type="string">
            <text:p>Snowmobil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string" calcext:value-type="string">
            <text:p>Miscellaneous Auto Dealers </text:p>
          </table:table-cell>
          <table:table-cell/>
          <table:table-cell office:value-type="string" calcext:value-type="string">
            <text:p>Miscellaneous Auto Dealer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 office:value-type="string" calcext:value-type="string">
            <text:p>Menâ€™s and Boyâ€™s Clothing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3" office:value-type="string" calcext:value-type="string">
            <text:p>Womenâ€™s Ready-to-Wear Stores</text:p>
          </table:table-cell>
          <table:table-cell office:value-type="string" calcext:value-type="string">
            <text:p>Womenâ€™s Ready-To-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 office:value-type="string" calcext:value-type="string">
            <text:p>Womenâ€™s Accessory and Specialt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 office:value-type="string" calcext:value-type="string">
            <text:p>Childrenâ€™s and Infantâ€™s 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 office:value-type="string" calcext:value-type="string">
            <text:p>Family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3" office:value-type="string" calcext:value-type="string">
            <text:p>Sports Apparel, Riding Apparel Stores</text:p>
          </table:table-cell>
          <table:table-cell office:value-type="string" calcext:value-type="string">
            <text:p>Sports and Riding Appare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 office:value-type="string" calcext:value-type="string">
            <text:p>Sho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 office:value-type="string" calcext:value-type="string">
            <text:p>Furriers and Fu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3" office:value-type="string" calcext:value-type="string">
            <text:p>Menâ€™s and Womenâ€™s Clothing Stores</text:p>
          </table:table-cell>
          <table:table-cell office:value-type="string" calcext:value-type="string">
            <text:p>Menâ€™s, Womenâ€™s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3" office:value-type="string" calcext:value-type="string">
            <text:p>Tailors, Seamstress, Mending, and Alterations</text:p>
          </table:table-cell>
          <table:table-cell office:value-type="string" calcext:value-type="string">
            <text:p>Tailors, Alter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 office:value-type="string" calcext:value-type="string">
            <text:p>Wig and Toup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 office:value-type="string" calcext:value-type="string">
            <text:p>Miscellaneous Apparel and Accessor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 office:value-type="string" calcext:value-type="string">
            <text:p>Furniture, Home Furnishings, and Equipment Stores, ExceptAppliances</text:p>
          </table:table-cell>
          <table:table-cell office:value-type="string" calcext:value-type="string">
            <text:p>Furniture, Home Furnishings, and Equipment Stores, Except Applian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 office:value-type="string" calcext:value-type="string">
            <text:p>Floor Cover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 office:value-type="string" calcext:value-type="string">
            <text:p>Drapery, Window Covering and Upholstery Stores</text:p>
          </table:table-cell>
          <table:table-cell office:value-type="string" calcext:value-type="string">
            <text:p>Drapery, Window Covering, and Upholst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 office:value-type="string" calcext:value-type="string">
            <text:p>Fireplace, Fireplace Screens,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 office:value-type="string" calcext:value-type="string">
            <text:p>Miscellaneous Home Furnishing Special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 office:value-type="string" calcext:value-type="string">
            <text:p>Household Applianc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 office:value-type="string" calcext:value-type="string">
            <text:p>Electronic Sales</text:p>
          </table:table-cell>
          <table:table-cell office:value-type="string" calcext:value-type="string">
            <text:p>Electronic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3" office:value-type="string" calcext:value-type="string">
            <text:p>Music Stores, Musical Instruments, Piano Sheet Music</text:p>
          </table:table-cell>
          <table:table-cell office:value-type="string" calcext:value-type="string">
            <text:p>Music Stores-Musical Instruments, Pianos, and Sheet Music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 office:value-type="string" calcext:value-type="string">
            <text:p>Computer Soft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3" office:value-type="string" calcext:value-type="string">
            <text:p>Record Shops</text:p>
          </table:table-cell>
          <table:table-cell office:value-type="string" calcext:value-type="string">
            <text:p>Recor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 office:value-type="string" calcext:value-type="string">
            <text:p>Cater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 office:value-type="string" calcext:value-type="string">
            <text:p>Eating places and Restaurants</text:p>
          </table:table-cell>
          <table:table-cell office:value-type="string" calcext:value-type="string">
            <text:p>Eating Places,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" office:value-type="string" calcext:value-type="string">
            <text:p>Drinking Places (Alcoholic Beverages), Bars, Taverns, Cocktail lounges, Nightclubs and Discotheques</text:p>
          </table:table-cell>
          <table:table-cell office:value-type="string" calcext:value-type="string">
            <text:p>Drinking Pla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 office:value-type="string" calcext:value-type="string">
            <text:p>Fast Food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igital Goods: Media, Books, Movies, Music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Digital Goods: Games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Digital Goods: Applications (Excludes Games)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igital Goods: Large Digital Goods Merchant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 office:value-type="string" calcext:value-type="string">
            <text:p>Antique Shops â€“ Sales, Repairs, and Restoration Services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 office:value-type="string" calcext:value-type="string">
            <text:p>Drug Stores and Pharmac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3" office:value-type="string" calcext:value-type="string">
            <text:p>Package Stores â€“ Beer, Wine, and Liquor</text:p>
          </table:table-cell>
          <table:table-cell office:value-type="string" calcext:value-type="string">
            <text:p>Package Stores-Beer, Wine, and Liquo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 office:value-type="string" calcext:value-type="string">
            <text:p>Used Merchandise and Secondhan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string" calcext:value-type="string">
            <text:p>Antique Shops</text:p>
          </table:table-cell>
          <table:table-cell/>
          <table:table-cell office:value-type="string" calcext:value-type="string">
            <text:p>Antiqu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3" office:value-type="string" calcext:value-type="string">
            <text:p>Pawn Shops and Salvage Yards</text:p>
          </table:table-cell>
          <table:table-cell office:value-type="string" calcext:value-type="string">
            <text:p>Pawn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 office:value-type="string" calcext:value-type="string">
            <text:p>Wrecking and Salvage Yar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 office:value-type="string" calcext:value-type="string">
            <text:p>Antique Reproduction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 office:value-type="string" calcext:value-type="string">
            <text:p>Bicycle Shops â€“ Sales and Service</text:p>
          </table:table-cell>
          <table:table-cell office:value-type="string" calcext:value-type="string">
            <text:p>Bicycl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 office:value-type="string" calcext:value-type="string">
            <text:p>Sporting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 office:value-type="string" calcext:value-type="string">
            <text:p>Book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3" office:value-type="string" calcext:value-type="string">
            <text:p>Stationery Stores, Office and School Supply Stores</text:p>
          </table:table-cell>
          <table:table-cell office:value-type="string" calcext:value-type="string">
            <text:p>Stationery Stores, Office, and School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 office:value-type="string" calcext:value-type="string">
            <text:p>Watch, Clock, Jewelry, and Silverware Stores</text:p>
          </table:table-cell>
          <table:table-cell office:value-type="string" calcext:value-type="string">
            <text:p>Jewelry Stores, Watches, Clocks, and Silver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 office:value-type="string" calcext:value-type="string">
            <text:p>Hobby, Toy, and Gam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 office:value-type="string" calcext:value-type="string">
            <text:p>Camera and Photographic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3" office:value-type="string" calcext:value-type="string">
            <text:p>Card Shops, Gift, Novelty, and Souvenir Shops</text:p>
          </table:table-cell>
          <table:table-cell office:value-type="string" calcext:value-type="string">
            <text:p>Gift, Card, Novelty, and Souveni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 office:value-type="string" calcext:value-type="string">
            <text:p>Leather Foods Stores</text:p>
          </table:table-cell>
          <table:table-cell office:value-type="string" calcext:value-type="string">
            <text:p>Luggage and Leather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3" office:value-type="string" calcext:value-type="string">
            <text:p>Sewing, Needle, Fabric, and Price Goods Stores</text:p>
          </table:table-cell>
          <table:table-cell office:value-type="string" calcext:value-type="string">
            <text:p>Sewing, Needlework, Fabric, and Piece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 office:value-type="string" calcext:value-type="string">
            <text:p>Glassware/Crystal Stores</text:p>
          </table:table-cell>
          <table:table-cell office:value-type="string" calcext:value-type="string">
            <text:p>Glassware, Crysta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 office:value-type="string" calcext:value-type="string">
            <text:p>Direct Marketing- Insurance Service</text:p>
          </table:table-cell>
          <table:table-cell office:value-type="string" calcext:value-type="string">
            <text:p>Direct Marketing - Insur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3" office:value-type="string" calcext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 office:value-type="string" calcext:value-type="string">
            <text:p>Direct Marketing â€“ Travel Related Arrangements Services</text:p>
          </table:table-cell>
          <table:table-cell office:value-type="string" calcext:value-type="string">
            <text:p>Direct Marketing - Tra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3" office:value-type="string" calcext:value-type="string">
            <text:p>Door-to-Door Sales</text:p>
          </table:table-cell>
          <table:table-cell office:value-type="string" calcext:value-type="string">
            <text:p>Door-To-Door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 office:value-type="string" calcext:value-type="string">
            <text:p>Direct Marketing â€“ Catalog Merchant</text:p>
          </table:table-cell>
          <table:table-cell office:value-type="string" calcext:value-type="string">
            <text:p>Direct Marketing - Catalog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3" office:value-type="string" calcext:value-type="string">
            <text:p>Direct Marketing â€“ Catalog and Catalog and Retail Merchant</text:p>
          </table:table-cell>
          <table:table-cell office:value-type="string" calcext:value-type="string">
            <text:p>Direct Marketing - Combination Catalog and Retail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 office:value-type="string" calcext:value-type="string">
            <text:p>Direct Marketing- Outbound Telemarketing Merchant</text:p>
          </table:table-cell>
          <table:table-cell office:value-type="string" calcext:value-type="string">
            <text:p>Direct Marketing - Out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3" office:value-type="string" calcext:value-type="string">
            <text:p>Direct Marketing â€“ Inbound Teleservices Merchant</text:p>
          </table:table-cell>
          <table:table-cell office:value-type="string" calcext:value-type="string">
            <text:p>Direct Marketing - In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 office:value-type="string" calcext:value-type="string">
            <text:p>Direct Marketing â€“ Continuity/Subscription Merchant</text:p>
          </table:table-cell>
          <table:table-cell office:value-type="string" calcext:value-type="string">
            <text:p>Direct Marketing - Subscription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3" office:value-type="string" calcext:value-type="string">
            <text:p>Direct Marketing â€“ Not Elsewhere Classified</text:p>
          </table:table-cell>
          <table:table-cell office:value-type="string" calcext:value-type="string">
            <text:p>Direct Marketing - Other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 office:value-type="string" calcext:value-type="string">
            <text:p>Artistâ€™s Supply and Craft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 office:value-type="string" calcext:value-type="string">
            <text:p>Art Dealers and Gall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 office:value-type="string" calcext:value-type="string">
            <text:p>Stamp and Coin Stores â€“ Philatelic and Numismatic Supplies</text:p>
          </table:table-cell>
          <table:table-cell office:value-type="string" calcext:value-type="string">
            <text:p>Stamp and Coin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 office:value-type="string" calcext:value-type="string">
            <text:p>Religious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3" office:value-type="string" calcext:value-type="string">
            <text:p>Hearing Aids â€“ Sales, Service, and Supply Stores</text:p>
          </table:table-cell>
          <table:table-cell office:value-type="string" calcext:value-type="string">
            <text:p>Hearing Aids Sales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 office:value-type="string" calcext:value-type="string">
            <text:p>Orthopedic Goods Prosthetic Devices</text:p>
          </table:table-cell>
          <table:table-cell office:value-type="string" calcext:value-type="string">
            <text:p>Orthopedic Goods - Prosthetic De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 office:value-type="string" calcext:value-type="string">
            <text:p>Cosmetic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 office:value-type="string" calcext:value-type="string">
            <text:p>Typewriter Stores â€“ Sales, Rental, Service</text:p>
          </table:table-cell>
          <table:table-cell office:value-type="string" calcext:value-type="string">
            <text:p>Typewrit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3" office:value-type="string" calcext:value-type="string">
            <text:p>Fuel â€“ Fuel Oil, Wood, Coal, Liquefied Petroleum</text:p>
          </table:table-cell>
          <table:table-cell office:value-type="string" calcext:value-type="string">
            <text:p>Fuel Dealers (Non Automotive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 office:value-type="string" calcext:value-type="string">
            <text:p>Floris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 office:value-type="string" calcext:value-type="string">
            <text:p>Cigar Stores and 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 office:value-type="string" calcext:value-type="string">
            <text:p>News Dealers and News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3" office:value-type="string" calcext:value-type="string">
            <text:p>Pet Shops, Pet Foods, and Supplies Stores</text:p>
          </table:table-cell>
          <table:table-cell office:value-type="string" calcext:value-type="string">
            <text:p>Pet Shops, Pet Food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 office:value-type="string" calcext:value-type="string">
            <text:p>Swimming Pools â€“ Sales, Service, and Supplies</text:p>
          </table:table-cell>
          <table:table-cell office:value-type="string" calcext:value-type="string">
            <text:p>Swimming Pools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3" office:value-type="string" calcext:value-type="string">
            <text:p>Electric Razor Stores â€“ Sales and Service</text:p>
          </table:table-cell>
          <table:table-cell office:value-type="string" calcext:value-type="string">
            <text:p>Electric Razo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 office:value-type="string" calcext:value-type="string">
            <text:p>Tent and Awning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3" office:value-type="string" calcext:value-type="string">
            <text:p>Miscellaneous and Specialty Retail Stores</text:p>
          </table:table-cell>
          <table:table-cell office:value-type="string" calcext:value-type="string">
            <text:p>Miscellaneous Specialty Retail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 office:value-type="string" calcext:value-type="string">
            <text:p>Financial Institutions â€“ Manual Cash Disbursements</text:p>
          </table:table-cell>
          <table:table-cell office:value-type="string" calcext:value-type="string">
            <text:p>Manual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" office:value-type="string" calcext:value-type="string">
            <text:p>Financial Institutions â€“ Manual Cash Disbursements</text:p>
          </table:table-cell>
          <table:table-cell office:value-type="string" calcext:value-type="string">
            <text:p>Automated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 office:value-type="string" calcext:value-type="string">
            <text:p>Financial Institutions â€“ Merchandise and Services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3" office:value-type="string" calcext:value-type="string">
            <text:p>Non-Financial Institutions â€“ Foreign Currency, Money Orders (not wire transfer) and Travelers Cheques</text:p>
          </table:table-cell>
          <table:table-cell office:value-type="string" calcext:value-type="string">
            <text:p>Non-FI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 office:value-type="string" calcext:value-type="string">
            <text:p>Security Brokers/Deal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 office:value-type="string" calcext:value-type="string">
            <text:p>Insurance Sales, Underwriting, and Premiums</text:p>
          </table:table-cell>
          <table:table-cell office:value-type="string" calcext:value-type="string">
            <text:p>Insurance Underwriting, Premium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3" office:value-type="string" calcext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3" office:value-type="string" calcext:value-type="string">
            <text:p>Insurance, Not Elsewhere Classified ( no longer valid forfirst presentment work)</text:p>
          </table:table-cell>
          <table:table-cell office:value-type="string" calcext:value-type="string">
            <text:p>Insurance - Defaul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 office:value-type="string" calcext:value-type="string">
            <text:p>Real Estate Agents and Managers - Rentals</text:p>
          </table:table-cell>
          <table:table-cell/>
          <table:table-cell office:value-type="string" calcext:value-type="string">
            <text:p>Real Estate Agents and Managers -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POI Funding Transactions (MasterCard MCC)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3" office:value-type="string" calcext:value-type="string">
            <text:p>Lodging â€“ Hotels, Motels, Resorts, Central Reservation Services (not elsewhere classified)</text:p>
          </table:table-cell>
          <table:table-cell office:value-type="string" calcext:value-type="string">
            <text:p>Hotels, Motels, and 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 office:value-type="string" calcext:value-type="string">
            <text:p>Timesh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 office:value-type="string" calcext:value-type="string">
            <text:p>Sporting and Recreational Camps</text:p>
          </table:table-cell>
          <table:table-cell office:value-type="string" calcext:value-type="string">
            <text:p>Sporting/Recreation Cam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3" office:value-type="string" calcext:value-type="string">
            <text:p>Trailer Parks and Camp Grounds</text:p>
          </table:table-cell>
          <table:table-cell office:value-type="string" calcext:value-type="string">
            <text:p>Trailer Parks, Campgroun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 office:value-type="string" calcext:value-type="string">
            <text:p>Laundry, Cleaning, and Garment Services</text:p>
          </table:table-cell>
          <table:table-cell office:value-type="string" calcext:value-type="string">
            <text:p>Laundry, Clean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" office:value-type="string" calcext:value-type="string">
            <text:p>Laundry â€“ Family and Commercial</text:p>
          </table:table-cell>
          <table:table-cell office:value-type="string" calcext:value-type="string">
            <text:p>Laundri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 office:value-type="string" calcext:value-type="string">
            <text:p>Dry Clean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 office:value-type="string" calcext:value-type="string">
            <text:p>Carpet and Upholstery Cleaning</text:p>
          </table:table-cell>
          <table:table-cell office:value-type="string" calcext:value-type="string">
            <text:p>Carpet/Upholster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 office:value-type="string" calcext:value-type="string">
            <text:p>Photographic Stud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 office:value-type="string" calcext:value-type="string">
            <text:p>Barber and Beauty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3" office:value-type="string" calcext:value-type="string">
            <text:p>Shop Repair Shops and Shoe Shine Parlors, and Hat Cleaning Shops</text:p>
          </table:table-cell>
          <table:table-cell office:value-type="string" calcext:value-type="string">
            <text:p>Shoe Repair/Hat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3" office:value-type="string" calcext:value-type="string">
            <text:p>Funeral Service and Crematories</text:p>
          </table:table-cell>
          <table:table-cell office:value-type="string" calcext:value-type="string">
            <text:p>Funeral Services, Crem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3" office:value-type="string" calcext:value-type="string">
            <text:p>Dating and Escort Services</text:p>
          </table:table-cell>
          <table:table-cell office:value-type="string" calcext:value-type="string">
            <text:p>Dating/Esc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 office:value-type="string" calcext:value-type="string">
            <text:p>Tax Preparation Service</text:p>
          </table:table-cell>
          <table:table-cell office:value-type="string" calcext:value-type="string">
            <text:p>Tax Prepar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3" office:value-type="string" calcext:value-type="string">
            <text:p>Counseling Service â€“ Debt, Marriage, Personal</text:p>
          </table:table-cell>
          <table:table-cell office:value-type="string" calcext:value-type="string">
            <text:p>Counsel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 office:value-type="string" calcext:value-type="string">
            <text:p>Buying/Shopping Services, Clubs</text:p>
          </table:table-cell>
          <table:table-cell office:value-type="string" calcext:value-type="string">
            <text:p>Buying/Shop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 office:value-type="string" calcext:value-type="string">
            <text:p>Clothing Rental â€“ Costumes, Formal Wear, Uniforms</text:p>
          </table:table-cell>
          <table:table-cell office:value-type="string" calcext:value-type="string">
            <text:p>Clothing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 office:value-type="string" calcext:value-type="string">
            <text:p>Massage Parl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 office:value-type="string" calcext:value-type="string">
            <text:p>Health and Beauty Shops</text:p>
          </table:table-cell>
          <table:table-cell office:value-type="string" calcext:value-type="string">
            <text:p>Health and Beauty S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3" office:value-type="string" calcext:value-type="string">
            <text:p>Miscellaneous Personal Services ( not elsewhere classifies)</text:p>
          </table:table-cell>
          <table:table-cell office:value-type="string" calcext:value-type="string">
            <text:p>Miscellaneous Gener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 office:value-type="string" calcext:value-type="string">
            <text:p>Advertis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" office:value-type="string" calcext:value-type="string">
            <text:p>Consumer Credit Reporting Agencies</text:p>
          </table:table-cell>
          <table:table-cell office:value-type="string" calcext:value-type="string">
            <text:p>Credit Reporting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 office:value-type="string" calcext:value-type="string">
            <text:p>Commercial Photography, Art and Graphic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 office:value-type="string" calcext:value-type="string">
            <text:p>Quick Copy, Reproduction and Blueprinting Services</text:p>
          </table:table-cell>
          <table:table-cell office:value-type="string" calcext:value-type="string">
            <text:p>Quick Copy, Repro, and Bluepr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3" office:value-type="string" calcext:value-type="string">
            <text:p>Stenographic and Secretarial Support Services</text:p>
          </table:table-cell>
          <table:table-cell office:value-type="string" calcext:value-type="string">
            <text:p>Secretarial Supp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 office:value-type="string" calcext:value-type="string">
            <text:p>Exterminating and Disinfecting Services</text:p>
          </table:table-cell>
          <table:table-cell office:value-type="string" calcext:value-type="string">
            <text:p>Exterminat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" office:value-type="string" calcext:value-type="string">
            <text:p>Cleaning and Maintenance, Janitorial Services</text:p>
          </table:table-cell>
          <table:table-cell office:value-type="string" calcext:value-type="string">
            <text:p>Cleaning and Mainten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3" office:value-type="string" calcext:value-type="string">
            <text:p>Employment Agencies, Temporary Help Services</text:p>
          </table:table-cell>
          <table:table-cell office:value-type="string" calcext:value-type="string">
            <text:p>Employment/Temp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 office:value-type="string" calcext:value-type="string">
            <text:p>Computer Programming, Integrated Systems Design and Data Processing Services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 office:value-type="string" calcext:value-type="string">
            <text:p>Information Retriev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3" office:value-type="string" calcext:value-type="string">
            <text:p>Computer Maintenance and Repair Services, Not Elsewhere Classified</text:p>
          </table:table-cell>
          <table:table-cell office:value-type="string" calcext:value-type="string">
            <text:p>Computer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 office:value-type="string" calcext:value-type="string">
            <text:p>Management, Consulting, and Public Relations Services</text:p>
          </table:table-cell>
          <table:table-cell office:value-type="string" calcext:value-type="string">
            <text:p>Consulting, Public Rel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" office:value-type="string" calcext:value-type="string">
            <text:p>Protective and Security Services â€“ Including Armored Carsand Guard Dogs</text:p>
          </table:table-cell>
          <table:table-cell office:value-type="string" calcext:value-type="string">
            <text:p>Detective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 office:value-type="string" calcext:value-type="string">
            <text:p>Equipment Rental and Leasing Services, Tool Rental, Furniture Rental, and Appliance Rental</text:p>
          </table:table-cell>
          <table:table-cell office:value-type="string" calcext:value-type="string">
            <text:p>Equipment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3" office:value-type="string" calcext:value-type="string">
            <text:p>Photofinishing Laboratories, Photo Developing</text:p>
          </table:table-cell>
          <table:table-cell office:value-type="string" calcext:value-type="string">
            <text:p>Photo Develop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3" office:value-type="string" calcext:value-type="string">
            <text:p>Business Services, Not Elsewhere Classified</text:p>
          </table:table-cell>
          <table:table-cell office:value-type="string" calcext:value-type="string">
            <text:p>Miscellaneous Business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 office:value-type="string" calcext:value-type="string">
            <text:p>Truck Stop</text:p>
          </table:table-cell>
          <table:table-cell/>
          <table:table-cell office:value-type="string" calcext:value-type="string">
            <text:p>Truck Sto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 office:value-type="string" calcext:value-type="string">
            <text:p>Car Rental Companies ( Not Listed Below)</text:p>
          </table:table-cell>
          <table:table-cell office:value-type="string" calcext:value-type="string">
            <text:p>Car Rental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3" office:value-type="string" calcext:value-type="string">
            <text:p>Truck and Utility Trailer Rentals</text:p>
          </table:table-cell>
          <table:table-cell office:value-type="string" calcext:value-type="string">
            <text:p>Truck/Utility Trailer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3" office:value-type="string" calcext:value-type="string">
            <text:p>Motor Home and Recreational Vehicle Rentals</text:p>
          </table:table-cell>
          <table:table-cell office:value-type="string" calcext:value-type="string">
            <text:p>Recreational Vehicle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" office:value-type="string" calcext:value-type="string">
            <text:p>Automobile Parking Lots and Garages</text:p>
          </table:table-cell>
          <table:table-cell office:value-type="string" calcext:value-type="string">
            <text:p>Parking Lots, Garag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3" office:value-type="string" calcext:value-type="string">
            <text:p>Automotive Body Repair Shops</text:p>
          </table:table-cell>
          <table:table-cell office:value-type="string" calcext:value-type="string">
            <text:p>Auto Body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 office:value-type="string" calcext:value-type="string">
            <text:p>Tire Re-treading and Repair Shops</text:p>
          </table:table-cell>
          <table:table-cell office:value-type="string" calcext:value-type="string">
            <text:p>Tire Retreading and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3" office:value-type="string" calcext:value-type="string">
            <text:p>Paint Shops â€“ Automotive</text:p>
          </table:table-cell>
          <table:table-cell office:value-type="string" calcext:value-type="string">
            <text:p>Auto Paint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 office:value-type="string" calcext:value-type="string">
            <text:p>Automotive Service Shops</text:p>
          </table:table-cell>
          <table:table-cell office:value-type="string" calcext:value-type="string">
            <text:p>Auto Service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 office:value-type="string" calcext:value-type="string">
            <text:p>Car Wa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 office:value-type="string" calcext:value-type="string">
            <text:p>Tow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 office:value-type="string" calcext:value-type="string">
            <text:p>Radio Repair Shops</text:p>
          </table:table-cell>
          <table:table-cell office:value-type="string" calcext:value-type="string">
            <text:p>Electronic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3" office:value-type="string" calcext:value-type="string">
            <text:p>Air Conditioning and Refrigeration Repair Shops</text:p>
          </table:table-cell>
          <table:table-cell office:value-type="string" calcext:value-type="string">
            <text:p>A/C, Refrigeration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3" office:value-type="string" calcext:value-type="string">
            <text:p>Electrical And Small Appliance Repair Shops</text:p>
          </table:table-cell>
          <table:table-cell office:value-type="string" calcext:value-type="string">
            <text:p>Small Appliance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3" office:value-type="string" calcext:value-type="string">
            <text:p>Watch, Clock, and Jewelry Repair</text:p>
          </table:table-cell>
          <table:table-cell office:value-type="string" calcext:value-type="string">
            <text:p>Watch/Jewelry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3" office:value-type="string" calcext:value-type="string">
            <text:p>Furniture, Furniture Repair, and Furniture Refinishing</text:p>
          </table:table-cell>
          <table:table-cell office:value-type="string" calcext:value-type="string">
            <text:p>Furniture Repair, Refinish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 office:value-type="string" calcext:value-type="string">
            <text:p>Welding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" office:value-type="string" calcext:value-type="string">
            <text:p>Repair Shops and Related Services â€“Miscellaneous</text:p>
          </table:table-cell>
          <table:table-cell office:value-type="string" calcext:value-type="string">
            <text:p>Miscellaneou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Government-Owned Lotteries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Government-Licensed On-Line Casinos (On-Line Gambling)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string" calcext:value-type="string">
            <text:p>Government-Licensed Horse/Dog Racing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" office:value-type="string" calcext:value-type="string">
            <text:p>Motion Pictures and Video Tape Production and Distribution</text:p>
          </table:table-cell>
          <table:table-cell office:value-type="string" calcext:value-type="string">
            <text:p>Picture/Video Produc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 office:value-type="string" calcext:value-type="string">
            <text:p>Motion Picture Thea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 office:value-type="string" calcext:value-type="string">
            <text:p>Video Tape Rental S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3" office:value-type="string" calcext:value-type="string">
            <text:p>Dance Halls, Studios and Schools</text:p>
          </table:table-cell>
          <table:table-cell office:value-type="string" calcext:value-type="string">
            <text:p>Dance Hall, Studios, Schoo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 office:value-type="string" calcext:value-type="string">
            <text:p>Theatrical Producers (Except Motion Pictures), Ticket Agencies</text:p>
          </table:table-cell>
          <table:table-cell office:value-type="string" calcext:value-type="string">
            <text:p>Theatrical Ticket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3" office:value-type="string" calcext:value-type="string">
            <text:p>Bands, Orchestras, and Miscellaneous Entertainers (Not Elsewhere Classified)</text:p>
          </table:table-cell>
          <table:table-cell office:value-type="string" calcext:value-type="string">
            <text:p>Bands, Orche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 office:value-type="string" calcext:value-type="string">
            <text:p>Billiard and Pool Establishments</text:p>
          </table:table-cell>
          <table:table-cell office:value-type="string" calcext:value-type="string">
            <text:p>Billiard/Pool Establishmen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 office:value-type="string" calcext:value-type="string">
            <text:p>Bowling All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3" office:value-type="string" calcext:value-type="string">
            <text:p>Commercial Sports, Athletic Fields, Professional Sport Clubs, and Sport Promoters</text:p>
          </table:table-cell>
          <table:table-cell office:value-type="string" calcext:value-type="string">
            <text:p>Sports Clubs/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 office:value-type="string" calcext:value-type="string">
            <text:p>Tourist Attractions and Exhibi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 office:value-type="string" calcext:value-type="string">
            <text:p>Golf Courses â€“ Public</text:p>
          </table:table-cell>
          <table:table-cell office:value-type="string" calcext:value-type="string">
            <text:p>Golf Courses - Publi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 office:value-type="string" calcext:value-type="string">
            <text:p>Video Amusement Game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 office:value-type="string" calcext:value-type="string">
            <text:p>Video Game Arcades/Establishments</text:p>
          </table:table-cell>
          <table:table-cell office:value-type="string" calcext:value-type="string">
            <text:p>Video Game Arc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3" office:value-type="string" calcext:value-type="string">
            <text:p>Betting (including Lottery Tickets, Casino Gaming Chips, Off-track Betting and Wagers at Race Tracks)</text:p>
          </table:table-cell>
          <table:table-cell office:value-type="string" calcext:value-type="string">
            <text:p>Betting/Casino Gamb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 office:value-type="string" calcext:value-type="string">
            <text:p>Amusement Parks, Carnivals, Circuses, Fortune Tellers</text:p>
          </table:table-cell>
          <table:table-cell office:value-type="string" calcext:value-type="string">
            <text:p>Amusement Parks/Carniv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3" office:value-type="string" calcext:value-type="string">
            <text:p>Membership Clubs (Sports, Recreation, Athletic), Country Clubs, and Private Golf Courses</text:p>
          </table:table-cell>
          <table:table-cell office:value-type="string" calcext:value-type="string">
            <text:p>Country Clu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 office:value-type="string" calcext:value-type="string">
            <text:p>Aquariums, Sea-aquariums, Dolphinariums</text:p>
          </table:table-cell>
          <table:table-cell office:value-type="string" calcext:value-type="string">
            <text:p>Aquariu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3" office:value-type="string" calcext:value-type="string">
            <text:p>Recreation Services (Not Elsewhere Classified)</text:p>
          </table:table-cell>
          <table:table-cell office:value-type="string" calcext:value-type="string">
            <text:p>Miscellaneous Recre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" office:value-type="string" calcext:value-type="string">
            <text:p>Doctors and Physicians (Not Elsewhere Classified)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3" office:value-type="string" calcext:value-type="string">
            <text:p>Dentists and Orthodontists</text:p>
          </table:table-cell>
          <table:table-cell office:value-type="string" calcext:value-type="string">
            <text:p>Dentists, Orthodont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 office:value-type="string" calcext:value-type="string">
            <text:p>Osteopath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 office:value-type="string" calcext:value-type="string">
            <text:p>Chirop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 office:value-type="string" calcext:value-type="string">
            <text:p>Optometrists and Ophthalmologists</text:p>
          </table:table-cell>
          <table:table-cell office:value-type="string" calcext:value-type="string">
            <text:p>Optometrists, Ophthalmolog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3" office:value-type="string" calcext:value-type="string">
            <text:p>Opticians, Opticians Goods and Eyeglasses</text:p>
          </table:table-cell>
          <table:table-cell office:value-type="string" calcext:value-type="string">
            <text:p>Opticians, Eyeglas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 office:value-type="string" calcext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3" office:value-type="string" calcext:value-type="string">
            <text:p>Podiatrists and Chiropodists</text:p>
          </table:table-cell>
          <table:table-cell office:value-type="string" calcext:value-type="string">
            <text:p>Chiropodists, Podiatr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 office:value-type="string" calcext:value-type="string">
            <text:p>Nursing and Personal Care Facilities</text:p>
          </table:table-cell>
          <table:table-cell office:value-type="string" calcext:value-type="string">
            <text:p>Nursing/Personal Car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 office:value-type="string" calcext:value-type="string">
            <text:p>Hospi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3" office:value-type="string" calcext:value-type="string">
            <text:p>Medical and Dental Laboratories</text:p>
          </table:table-cell>
          <table:table-cell office:value-type="string" calcext:value-type="string">
            <text:p>Medical and Dental La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3" office:value-type="string" calcext:value-type="string">
            <text:p>Medical Services and Health Practitioners (Not Elsewhere Classified)</text:p>
          </table:table-cell>
          <table:table-cell office:value-type="string" calcext:value-type="string">
            <text:p>Medic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" office:value-type="string" calcext:value-type="string">
            <text:p>Legal Services and Attorneys</text:p>
          </table:table-cell>
          <table:table-cell office:value-type="string" calcext:value-type="string">
            <text:p>Legal Services, Attorn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3" office:value-type="string" calcext:value-type="string">
            <text:p>Elementary and Secondary Schools</text:p>
          </table:table-cell>
          <table:table-cell office:value-type="string" calcext:value-type="string">
            <text:p>Elementary, Secondary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 office:value-type="string" calcext:value-type="string">
            <text:p>Colleges, Junior Colleges, Universities, and ProfessionalSchools</text:p>
          </table:table-cell>
          <table:table-cell office:value-type="string" calcext:value-type="string">
            <text:p>Colleges, Universitie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 office:value-type="string" calcext:value-type="string">
            <text:p>Correspondenc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 office:value-type="string" calcext:value-type="string">
            <text:p>Business and Secretarial Schools</text:p>
          </table:table-cell>
          <table:table-cell office:value-type="string" calcext:value-type="string">
            <text:p>Business/Secretarial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3" office:value-type="string" calcext:value-type="string">
            <text:p>Vocational Schools and Trade Schools</text:p>
          </table:table-cell>
          <table:table-cell office:value-type="string" calcext:value-type="string">
            <text:p>Vocational/Trad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3" office:value-type="string" calcext:value-type="string">
            <text:p>Schools and Educational Services ( Not Elsewhere Classified)</text:p>
          </table:table-cell>
          <table:table-cell office:value-type="string" calcext:value-type="string">
            <text:p>Education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 office:value-type="string" calcext:value-type="string">
            <text:p>Child Car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 office:value-type="string" calcext:value-type="string">
            <text:p>Charitable and Social Service Organizations</text:p>
          </table:table-cell>
          <table:table-cell office:value-type="string" calcext:value-type="string">
            <text:p>Charitable and Social Service Organizations - Fundraising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" office:value-type="string" calcext:value-type="string">
            <text:p>Civic, Fraternal, and Social Associations</text:p>
          </table:table-cell>
          <table:table-cell office:value-type="string" calcext:value-type="string">
            <text:p>Civic, Social, Fraternal Associ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 office:value-type="string" calcext:value-type="string">
            <text:p>Political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 office:value-type="string" calcext:value-type="string">
            <text:p>Religious Organiz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 office:value-type="string" calcext:value-type="string">
            <text:p>Automobile Associ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" office:value-type="string" calcext:value-type="string">
            <text:p>Membership Organizations ( Not Elsewhere Classified)</text:p>
          </table:table-cell>
          <table:table-cell office:value-type="string" calcext:value-type="string">
            <text:p>Membership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 office:value-type="string" calcext:value-type="string">
            <text:p>Testing Laboratories ( non-medical)</text:p>
          </table:table-cell>
          <table:table-cell office:value-type="string" calcext:value-type="string">
            <text:p>Testing Labor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3" office:value-type="string" calcext:value-type="string">
            <text:p>Architectural â€“ Engineering and Surveying Services</text:p>
          </table:table-cell>
          <table:table-cell office:value-type="string" calcext:value-type="string">
            <text:p>Architectural/Survey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3" office:value-type="string" calcext:value-type="string">
            <text:p>Accounting, Auditing, and Bookkeeping Services</text:p>
          </table:table-cell>
          <table:table-cell office:value-type="string" calcext:value-type="string">
            <text:p>Accounting/Bookkee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" office:value-type="string" calcext:value-type="string">
            <text:p>Professional Services ( Not Elsewhere Defined)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3" office:value-type="string" calcext:value-type="string">
            <text:p>Court Costs, including Alimony and Child Support</text:p>
          </table:table-cell>
          <table:table-cell office:value-type="string" calcext:value-type="string">
            <text:p>Court Costs, Including Alimony and Child Support - Courts of Law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 office:value-type="string" calcext:value-type="string">
            <text:p>Fines</text:p>
          </table:table-cell>
          <table:table-cell office:value-type="string" calcext:value-type="string">
            <text:p>Fines - Government Administrative Entit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3" office:value-type="string" calcext:value-type="string">
            <text:p>Bail and Bond Payments</text:p>
          </table:table-cell>
          <table:table-cell office:value-type="string" calcext:value-type="string">
            <text:p>Bail and Bond Payments (payment to the surety for the bond, not the actual bond paid to the government agency)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" office:value-type="string" calcext:value-type="string">
            <text:p>Tax Payments</text:p>
          </table:table-cell>
          <table:table-cell office:value-type="string" calcext:value-type="string">
            <text:p>Tax Payments - Government Agenc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3" office:value-type="string" calcext:value-type="string">
            <text:p>Government Services ( Not Elsewhere Classified)</text:p>
          </table:table-cell>
          <table:table-cell office:value-type="string" calcext:value-type="string">
            <text:p>Government Services (Not Elsewhere Classified)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 office:value-type="string" calcext:value-type="string">
            <text:p>Postal Services â€“ Government Only</text:p>
          </table:table-cell>
          <table:table-cell office:value-type="string" calcext:value-type="string">
            <text:p>Postal Services - Government Only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3" office:value-type="string" calcext:value-type="string">
            <text:p>Intra â€“ Government Transactions</text:p>
          </table:table-cell>
          <table:table-cell office:value-type="string" calcext:value-type="string">
            <text:p>U.S. Federal Government Agencies or Departments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 office:value-type="string" calcext:value-type="string">
            <text:p>Automated Referral Service ( For Visa Only)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3" office:value-type="string" calcext:value-type="string">
            <text:p>Visa Credential Service ( For Visa Only)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 office:value-type="string" calcext:value-type="string">
            <text:p>GCAS Emergency Services ( For Visa Only)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 office:value-type="string" calcext:value-type="string">
            <text:p>Intra â€“ Company Purchases ( For Visa Only)</text:p>
          </table:table-cell>
          <table:table-cell office:value-type="string" calcext:value-type="string">
            <text:p>Intra-Company Purchases</text:p>
          </table:table-cell>
          <table:table-cell office:value-type="string" calcext:value-type="string">
            <text:p>No1.6041-3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18" meta:object-count="0"/>
    <meta:generator>LibreOffice/5.2.5.1$Linux_X86_64 LibreOffice_project/0312e1a284a7d50ca85a365c316c7abbf20a4d22</meta:generator>
  </office:meta>
</office:document-meta>
</file>